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152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stance 1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/>
          <table:table-cell office:value-type="string" calcext:value-type="string">
            <text:p>Instance 2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/>
          <table:table-cell office:value-type="string" calcext:value-type="string">
            <text:p>Instance 3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/>
          <table:table-cell office:value-type="string" calcext:value-type="string">
            <text:p>Instance 4</text:p>
          </table:table-cell>
          <table:table-cell office:value-type="string" calcext:value-type="string">
            <text:p>15-15-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office:value-type="string" calcext:value-type="string">
            <text:p>AVG of 3 al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.92" calcext:value-type="float">
            <text:p>429.92</text:p>
          </table:table-cell>
          <table:table-cell office:value-type="float" office:value="300.34" calcext:value-type="float">
            <text:p>300.34</text:p>
          </table:table-cell>
          <table:table-cell office:value-type="float" office:value="269.41" calcext:value-type="float">
            <text:p>269.41</text:p>
          </table:table-cell>
          <table:table-cell table:formula="of:=AVERAGE([.B4:.D4])" office:value-type="float" office:value="333.223333333333" calcext:value-type="float">
            <text:p>333.22</text:p>
          </table:table-cell>
          <table:table-cell office:value-type="float" office:value="1" calcext:value-type="float">
            <text:p>1</text:p>
          </table:table-cell>
          <table:table-cell office:value-type="float" office:value="405.88" calcext:value-type="float">
            <text:p>405.88</text:p>
          </table:table-cell>
          <table:table-cell office:value-type="float" office:value="345.7" calcext:value-type="float">
            <text:p>345.7</text:p>
          </table:table-cell>
          <table:table-cell office:value-type="float" office:value="266.02" calcext:value-type="float">
            <text:p>266.02</text:p>
          </table:table-cell>
          <table:table-cell table:formula="of:=AVERAGE([.G4:.I4])" office:value-type="float" office:value="339.2" calcext:value-type="float">
            <text:p>339.20</text:p>
          </table:table-cell>
          <table:table-cell office:value-type="float" office:value="1" calcext:value-type="float">
            <text:p>1</text:p>
          </table:table-cell>
          <table:table-cell office:value-type="float" office:value="383.24" calcext:value-type="float">
            <text:p>383.24</text:p>
          </table:table-cell>
          <table:table-cell office:value-type="float" office:value="297.4" calcext:value-type="float">
            <text:p>297.4</text:p>
          </table:table-cell>
          <table:table-cell office:value-type="float" office:value="262.09" calcext:value-type="float">
            <text:p>262.09</text:p>
          </table:table-cell>
          <table:table-cell table:formula="of:=AVERAGE([.L4:.N4])" office:value-type="float" office:value="314.243333333333" calcext:value-type="float">
            <text:p>314.24</text:p>
          </table:table-cell>
          <table:table-cell office:value-type="float" office:value="1" calcext:value-type="float">
            <text:p>1</text:p>
          </table:table-cell>
          <table:table-cell office:value-type="float" office:value="972.5" calcext:value-type="float">
            <text:p>972.5</text:p>
          </table:table-cell>
          <table:table-cell office:value-type="float" office:value="926.17" calcext:value-type="float">
            <text:p>926.17</text:p>
          </table:table-cell>
          <table:table-cell office:value-type="float" office:value="812.78" calcext:value-type="float">
            <text:p>812.78</text:p>
          </table:table-cell>
          <table:table-cell table:style-name="ce3" table:formula="of:=AVERAGE([.Q4:.S4])" office:value-type="float" office:value="903.816666666667" calcext:value-type="float">
            <text:p>903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92" calcext:value-type="float">
            <text:p>429.92</text:p>
          </table:table-cell>
          <table:table-cell office:value-type="float" office:value="298.45" calcext:value-type="float">
            <text:p>298.45</text:p>
          </table:table-cell>
          <table:table-cell office:value-type="float" office:value="258.24" calcext:value-type="float">
            <text:p>258.24</text:p>
          </table:table-cell>
          <table:table-cell table:formula="of:=AVERAGE([.B5:.D5])" office:value-type="float" office:value="328.87" calcext:value-type="float">
            <text:p>328.87</text:p>
          </table:table-cell>
          <table:table-cell office:value-type="float" office:value="2" calcext:value-type="float">
            <text:p>2</text:p>
          </table:table-cell>
          <table:table-cell office:value-type="float" office:value="386.64" calcext:value-type="float">
            <text:p>386.64</text:p>
          </table:table-cell>
          <table:table-cell office:value-type="float" office:value="302.6" calcext:value-type="float">
            <text:p>302.6</text:p>
          </table:table-cell>
          <table:table-cell office:value-type="float" office:value="252.47" calcext:value-type="float">
            <text:p>252.47</text:p>
          </table:table-cell>
          <table:table-cell table:formula="of:=AVERAGE([.G5:.I5])" office:value-type="float" office:value="313.903333333333" calcext:value-type="float">
            <text:p>313.90</text:p>
          </table:table-cell>
          <table:table-cell office:value-type="float" office:value="2" calcext:value-type="float">
            <text:p>2</text:p>
          </table:table-cell>
          <table:table-cell office:value-type="float" office:value="367.14" calcext:value-type="float">
            <text:p>367.14</text:p>
          </table:table-cell>
          <table:table-cell office:value-type="float" office:value="281.49" calcext:value-type="float">
            <text:p>281.49</text:p>
          </table:table-cell>
          <table:table-cell office:value-type="float" office:value="278.55" calcext:value-type="float">
            <text:p>278.55</text:p>
          </table:table-cell>
          <table:table-cell table:formula="of:=AVERAGE([.L5:.N5])" office:value-type="float" office:value="309.06" calcext:value-type="float">
            <text:p>309.06</text:p>
          </table:table-cell>
          <table:table-cell office:value-type="float" office:value="2" calcext:value-type="float">
            <text:p>2</text:p>
          </table:table-cell>
          <table:table-cell office:value-type="float" office:value="929.75" calcext:value-type="float">
            <text:p>929.75</text:p>
          </table:table-cell>
          <table:table-cell office:value-type="float" office:value="871.45" calcext:value-type="float">
            <text:p>871.45</text:p>
          </table:table-cell>
          <table:table-cell office:value-type="float" office:value="746.17" calcext:value-type="float">
            <text:p>746.17</text:p>
          </table:table-cell>
          <table:table-cell table:style-name="ce3" table:formula="of:=AVERAGE([.Q5:.S5])" office:value-type="float" office:value="849.123333333333" calcext:value-type="float">
            <text:p>849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office:value-type="float" office:value="246.82" calcext:value-type="float">
            <text:p>246.82</text:p>
          </table:table-cell>
          <table:table-cell table:formula="of:=AVERAGE([.B6:.D6])" office:value-type="float" office:value="306.97" calcext:value-type="float">
            <text:p>306.97</text:p>
          </table:table-cell>
          <table:table-cell office:value-type="float" office:value="3" calcext:value-type="float">
            <text:p>3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office:value-type="float" office:value="250.6" calcext:value-type="float">
            <text:p>250.6</text:p>
          </table:table-cell>
          <table:table-cell table:formula="of:=AVERAGE([.G6:.I6])" office:value-type="float" office:value="304.99" calcext:value-type="float">
            <text:p>304.99</text:p>
          </table:table-cell>
          <table:table-cell office:value-type="float" office:value="3" calcext:value-type="float">
            <text:p>3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office:value-type="float" office:value="247.39" calcext:value-type="float">
            <text:p>247.39</text:p>
          </table:table-cell>
          <table:table-cell table:formula="of:=AVERAGE([.L6:.N6])" office:value-type="float" office:value="285.36" calcext:value-type="float">
            <text:p>285.36</text:p>
          </table:table-cell>
          <table:table-cell office:value-type="float" office:value="3" calcext:value-type="float">
            <text:p>3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 office:value-type="float" office:value="722.29" calcext:value-type="float">
            <text:p>722.29</text:p>
          </table:table-cell>
          <table:table-cell table:style-name="ce3" table:formula="of:=AVERAGE([.Q6:.S6])" office:value-type="float" office:value="800.023333333333" calcext:value-type="float">
            <text:p>80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7.74" calcext:value-type="float">
            <text:p>387.74</text:p>
          </table:table-cell>
          <table:table-cell office:value-type="float" office:value="297.9" calcext:value-type="float">
            <text:p>297.9</text:p>
          </table:table-cell>
          <table:table-cell office:value-type="float" office:value="239.32" calcext:value-type="float">
            <text:p>239.32</text:p>
          </table:table-cell>
          <table:table-cell table:formula="of:=AVERAGE([.B7:.D7])" office:value-type="float" office:value="308.32" calcext:value-type="float">
            <text:p>308.32</text:p>
          </table:table-cell>
          <table:table-cell office:value-type="float" office:value="4" calcext:value-type="float">
            <text:p>4</text:p>
          </table:table-cell>
          <table:table-cell office:value-type="float" office:value="369.01" calcext:value-type="float">
            <text:p>369.01</text:p>
          </table:table-cell>
          <table:table-cell office:value-type="float" office:value="279.93" calcext:value-type="float">
            <text:p>279.93</text:p>
          </table:table-cell>
          <table:table-cell office:value-type="float" office:value="246.94" calcext:value-type="float">
            <text:p>246.94</text:p>
          </table:table-cell>
          <table:table-cell table:formula="of:=AVERAGE([.G7:.I7])" office:value-type="float" office:value="298.626666666667" calcext:value-type="float">
            <text:p>298.63</text:p>
          </table:table-cell>
          <table:table-cell office:value-type="float" office:value="4" calcext:value-type="float">
            <text:p>4</text:p>
          </table:table-cell>
          <table:table-cell office:value-type="float" office:value="333.37" calcext:value-type="float">
            <text:p>333.37</text:p>
          </table:table-cell>
          <table:table-cell office:value-type="float" office:value="273.36" calcext:value-type="float">
            <text:p>273.36</text:p>
          </table:table-cell>
          <table:table-cell office:value-type="float" office:value="247.39" calcext:value-type="float">
            <text:p>247.39</text:p>
          </table:table-cell>
          <table:table-cell table:formula="of:=AVERAGE([.L7:.N7])" office:value-type="float" office:value="284.706666666667" calcext:value-type="float">
            <text:p>284.71</text:p>
          </table:table-cell>
          <table:table-cell office:value-type="float" office:value="4" calcext:value-type="float">
            <text:p>4</text:p>
          </table:table-cell>
          <table:table-cell office:value-type="float" office:value="812.28" calcext:value-type="float">
            <text:p>812.28</text:p>
          </table:table-cell>
          <table:table-cell office:value-type="float" office:value="760.19" calcext:value-type="float">
            <text:p>760.19</text:p>
          </table:table-cell>
          <table:table-cell office:value-type="float" office:value="688.34" calcext:value-type="float">
            <text:p>688.34</text:p>
          </table:table-cell>
          <table:table-cell table:style-name="ce3" table:formula="of:=AVERAGE([.Q7:.S7])" office:value-type="float" office:value="753.603333333333" calcext:value-type="float">
            <text:p>753.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.41" calcext:value-type="float">
            <text:p>394.41</text:p>
          </table:table-cell>
          <table:table-cell office:value-type="float" office:value="319.62" calcext:value-type="float">
            <text:p>319.62</text:p>
          </table:table-cell>
          <table:table-cell office:value-type="float" office:value="231.04" calcext:value-type="float">
            <text:p>231.04</text:p>
          </table:table-cell>
          <table:table-cell table:formula="of:=AVERAGE([.B8:.D8])" office:value-type="float" office:value="315.023333333333" calcext:value-type="float">
            <text:p>315.02</text:p>
          </table:table-cell>
          <table:table-cell office:value-type="float" office:value="5" calcext:value-type="float">
            <text:p>5</text:p>
          </table:table-cell>
          <table:table-cell office:value-type="float" office:value="373.16" calcext:value-type="float">
            <text:p>373.16</text:p>
          </table:table-cell>
          <table:table-cell office:value-type="float" office:value="309.58" calcext:value-type="float">
            <text:p>309.58</text:p>
          </table:table-cell>
          <table:table-cell office:value-type="float" office:value="236.52" calcext:value-type="float">
            <text:p>236.52</text:p>
          </table:table-cell>
          <table:table-cell table:formula="of:=AVERAGE([.G8:.I8])" office:value-type="float" office:value="306.42" calcext:value-type="float">
            <text:p>306.42</text:p>
          </table:table-cell>
          <table:table-cell office:value-type="float" office:value="5" calcext:value-type="float">
            <text:p>5</text:p>
          </table:table-cell>
          <table:table-cell office:value-type="float" office:value="336.7" calcext:value-type="float">
            <text:p>336.7</text:p>
          </table:table-cell>
          <table:table-cell office:value-type="float" office:value="273.36" calcext:value-type="float">
            <text:p>273.36</text:p>
          </table:table-cell>
          <table:table-cell office:value-type="float" office:value="224.69" calcext:value-type="float">
            <text:p>224.69</text:p>
          </table:table-cell>
          <table:table-cell table:formula="of:=AVERAGE([.L8:.N8])" office:value-type="float" office:value="278.25" calcext:value-type="float">
            <text:p>278.25</text:p>
          </table:table-cell>
          <table:table-cell office:value-type="float" office:value="5" calcext:value-type="float">
            <text:p>5</text:p>
          </table:table-cell>
          <table:table-cell office:value-type="float" office:value="812.54" calcext:value-type="float">
            <text:p>812.54</text:p>
          </table:table-cell>
          <table:table-cell office:value-type="float" office:value="757.23" calcext:value-type="float">
            <text:p>757.23</text:p>
          </table:table-cell>
          <table:table-cell office:value-type="float" office:value="676.13" calcext:value-type="float">
            <text:p>676.13</text:p>
          </table:table-cell>
          <table:table-cell table:style-name="ce3" table:formula="of:=AVERAGE([.Q8:.S8])" office:value-type="float" office:value="748.633333333333" calcext:value-type="float">
            <text:p>748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.11" calcext:value-type="float">
            <text:p>377.11</text:p>
          </table:table-cell>
          <table:table-cell office:value-type="float" office:value="285.96" calcext:value-type="float">
            <text:p>285.96</text:p>
          </table:table-cell>
          <table:table-cell office:value-type="float" office:value="239.78" calcext:value-type="float">
            <text:p>239.78</text:p>
          </table:table-cell>
          <table:table-cell table:formula="of:=AVERAGE([.B9:.D9])" office:value-type="float" office:value="300.95" calcext:value-type="float">
            <text:p>300.95</text:p>
          </table:table-cell>
          <table:table-cell office:value-type="float" office:value="6" calcext:value-type="float">
            <text:p>6</text:p>
          </table:table-cell>
          <table:table-cell office:value-type="float" office:value="380.4" calcext:value-type="float">
            <text:p>380.4</text:p>
          </table:table-cell>
          <table:table-cell office:value-type="float" office:value="289.13" calcext:value-type="float">
            <text:p>289.13</text:p>
          </table:table-cell>
          <table:table-cell office:value-type="float" office:value="231.04" calcext:value-type="float">
            <text:p>231.04</text:p>
          </table:table-cell>
          <table:table-cell table:formula="of:=AVERAGE([.G9:.I9])" office:value-type="float" office:value="300.19" calcext:value-type="float">
            <text:p>300.19</text:p>
          </table:table-cell>
          <table:table-cell office:value-type="float" office:value="6" calcext:value-type="float">
            <text:p>6</text:p>
          </table:table-cell>
          <table:table-cell office:value-type="float" office:value="331.97" calcext:value-type="float">
            <text:p>331.97</text:p>
          </table:table-cell>
          <table:table-cell office:value-type="float" office:value="268.49" calcext:value-type="float">
            <text:p>268.49</text:p>
          </table:table-cell>
          <table:table-cell office:value-type="float" office:value="245.97" calcext:value-type="float">
            <text:p>245.97</text:p>
          </table:table-cell>
          <table:table-cell table:formula="of:=AVERAGE([.L9:.N9])" office:value-type="float" office:value="282.143333333333" calcext:value-type="float">
            <text:p>282.14</text:p>
          </table:table-cell>
          <table:table-cell office:value-type="float" office:value="6" calcext:value-type="float">
            <text:p>6</text:p>
          </table:table-cell>
          <table:table-cell office:value-type="float" office:value="867.23" calcext:value-type="float">
            <text:p>867.23</text:p>
          </table:table-cell>
          <table:table-cell office:value-type="float" office:value="733.04" calcext:value-type="float">
            <text:p>733.04</text:p>
          </table:table-cell>
          <table:table-cell office:value-type="float" office:value="655.26" calcext:value-type="float">
            <text:p>655.26</text:p>
          </table:table-cell>
          <table:table-cell table:style-name="ce3" table:formula="of:=AVERAGE([.Q9:.S9])" office:value-type="float" office:value="751.843333333333" calcext:value-type="float">
            <text:p>751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1.26" calcext:value-type="float">
            <text:p>381.26</text:p>
          </table:table-cell>
          <table:table-cell office:value-type="float" office:value="279.16" calcext:value-type="float">
            <text:p>279.16</text:p>
          </table:table-cell>
          <table:table-cell office:value-type="float" office:value="231.04" calcext:value-type="float">
            <text:p>231.04</text:p>
          </table:table-cell>
          <table:table-cell table:formula="of:=AVERAGE([.B10:.D10])" office:value-type="float" office:value="297.153333333333" calcext:value-type="float">
            <text:p>297.15</text:p>
          </table:table-cell>
          <table:table-cell office:value-type="float" office:value="7" calcext:value-type="float">
            <text:p>7</text:p>
          </table:table-cell>
          <table:table-cell office:value-type="float" office:value="435.11" calcext:value-type="float">
            <text:p>435.11</text:p>
          </table:table-cell>
          <table:table-cell office:value-type="float" office:value="279.93" calcext:value-type="float">
            <text:p>279.93</text:p>
          </table:table-cell>
          <table:table-cell office:value-type="float" office:value="231.04" calcext:value-type="float">
            <text:p>231.04</text:p>
          </table:table-cell>
          <table:table-cell table:formula="of:=AVERAGE([.G10:.I10])" office:value-type="float" office:value="315.36" calcext:value-type="float">
            <text:p>315.36</text:p>
          </table:table-cell>
          <table:table-cell office:value-type="float" office:value="7" calcext:value-type="float">
            <text:p>7</text:p>
          </table:table-cell>
          <table:table-cell office:value-type="float" office:value="357.37" calcext:value-type="float">
            <text:p>357.37</text:p>
          </table:table-cell>
          <table:table-cell office:value-type="float" office:value="276.16" calcext:value-type="float">
            <text:p>276.16</text:p>
          </table:table-cell>
          <table:table-cell office:value-type="float" office:value="232.49" calcext:value-type="float">
            <text:p>232.49</text:p>
          </table:table-cell>
          <table:table-cell table:formula="of:=AVERAGE([.L10:.N10])" office:value-type="float" office:value="288.673333333333" calcext:value-type="float">
            <text:p>288.67</text:p>
          </table:table-cell>
          <table:table-cell office:value-type="float" office:value="7" calcext:value-type="float">
            <text:p>7</text:p>
          </table:table-cell>
          <table:table-cell office:value-type="float" office:value="863.18" calcext:value-type="float">
            <text:p>863.18</text:p>
          </table:table-cell>
          <table:table-cell office:value-type="float" office:value="730.86" calcext:value-type="float">
            <text:p>730.86</text:p>
          </table:table-cell>
          <table:table-cell office:value-type="float" office:value="631.33" calcext:value-type="float">
            <text:p>631.33</text:p>
          </table:table-cell>
          <table:table-cell table:style-name="ce3" table:formula="of:=AVERAGE([.Q10:.S10])" office:value-type="float" office:value="741.79" calcext:value-type="float">
            <text:p>741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8.56" calcext:value-type="float">
            <text:p>388.56</text:p>
          </table:table-cell>
          <table:table-cell office:value-type="float" office:value="261.78" calcext:value-type="float">
            <text:p>261.78</text:p>
          </table:table-cell>
          <table:table-cell office:value-type="float" office:value="232.69" calcext:value-type="float">
            <text:p>232.69</text:p>
          </table:table-cell>
          <table:table-cell table:formula="of:=AVERAGE([.B11:.D11])" office:value-type="float" office:value="294.343333333333" calcext:value-type="float">
            <text:p>294.34</text:p>
          </table:table-cell>
          <table:table-cell office:value-type="float" office:value="8" calcext:value-type="float">
            <text:p>8</text:p>
          </table:table-cell>
          <table:table-cell office:value-type="float" office:value="450.22" calcext:value-type="float">
            <text:p>450.22</text:p>
          </table:table-cell>
          <table:table-cell office:value-type="float" office:value="284.78" calcext:value-type="float">
            <text:p>284.78</text:p>
          </table:table-cell>
          <table:table-cell office:value-type="float" office:value="231.04" calcext:value-type="float">
            <text:p>231.04</text:p>
          </table:table-cell>
          <table:table-cell table:formula="of:=AVERAGE([.G11:.I11])" office:value-type="float" office:value="322.013333333333" calcext:value-type="float">
            <text:p>322.01</text:p>
          </table:table-cell>
          <table:table-cell office:value-type="float" office:value="8" calcext:value-type="float">
            <text:p>8</text:p>
          </table:table-cell>
          <table:table-cell office:value-type="float" office:value="403.68" calcext:value-type="float">
            <text:p>403.68</text:p>
          </table:table-cell>
          <table:table-cell office:value-type="float" office:value="242.21" calcext:value-type="float">
            <text:p>242.21</text:p>
          </table:table-cell>
          <table:table-cell office:value-type="float" office:value="210.5" calcext:value-type="float">
            <text:p>210.5</text:p>
          </table:table-cell>
          <table:table-cell table:formula="of:=AVERAGE([.L11:.N11])" office:value-type="float" office:value="285.463333333333" calcext:value-type="float">
            <text:p>285.46</text:p>
          </table:table-cell>
          <table:table-cell office:value-type="float" office:value="8" calcext:value-type="float">
            <text:p>8</text:p>
          </table:table-cell>
          <table:table-cell office:value-type="float" office:value="874.06" calcext:value-type="float">
            <text:p>874.06</text:p>
          </table:table-cell>
          <table:table-cell office:value-type="float" office:value="681.43" calcext:value-type="float">
            <text:p>681.43</text:p>
          </table:table-cell>
          <table:table-cell office:value-type="float" office:value="620.59" calcext:value-type="float">
            <text:p>620.59</text:p>
          </table:table-cell>
          <table:table-cell table:style-name="ce3" table:formula="of:=AVERAGE([.Q11:.S11])" office:value-type="float" office:value="725.36" calcext:value-type="float">
            <text:p>725.36</text:p>
          </table:table-cell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office:value-type="string" calcext:value-type="string">
            <text:p>AVG of 3 al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.6" calcext:value-type="float">
            <text:p>360.6</text:p>
          </table:table-cell>
          <table:table-cell office:value-type="float" office:value="270.9" calcext:value-type="float">
            <text:p>270.9</text:p>
          </table:table-cell>
          <table:table-cell office:value-type="float" office:value="231.04" calcext:value-type="float">
            <text:p>231.04</text:p>
          </table:table-cell>
          <table:table-cell table:formula="of:=AVERAGE([.B14:.D14])" office:value-type="float" office:value="287.513333333333" calcext:value-type="float">
            <text:p>287.51</text:p>
          </table:table-cell>
          <table:table-cell office:value-type="float" office:value="1" calcext:value-type="float">
            <text:p>1</text:p>
          </table:table-cell>
          <table:table-cell office:value-type="float" office:value="350.13" calcext:value-type="float">
            <text:p>350.13</text:p>
          </table:table-cell>
          <table:table-cell office:value-type="float" office:value="267.56" calcext:value-type="float">
            <text:p>267.56</text:p>
          </table:table-cell>
          <table:table-cell office:value-type="float" office:value="231.71" calcext:value-type="float">
            <text:p>231.71</text:p>
          </table:table-cell>
          <table:table-cell table:formula="of:=AVERAGE([.G14:.I14])" office:value-type="float" office:value="283.133333333333" calcext:value-type="float">
            <text:p>283.13</text:p>
          </table:table-cell>
          <table:table-cell office:value-type="float" office:value="1" calcext:value-type="float">
            <text:p>1</text:p>
          </table:table-cell>
          <table:table-cell office:value-type="float" office:value="345.32" calcext:value-type="float">
            <text:p>345.32</text:p>
          </table:table-cell>
          <table:table-cell office:value-type="float" office:value="266.88" calcext:value-type="float">
            <text:p>266.88</text:p>
          </table:table-cell>
          <table:table-cell office:value-type="float" office:value="219.17" calcext:value-type="float">
            <text:p>219.17</text:p>
          </table:table-cell>
          <table:table-cell table:formula="of:=AVERAGE([.L14:.N14])" office:value-type="float" office:value="277.123333333333" calcext:value-type="float">
            <text:p>277.12</text:p>
          </table:table-cell>
          <table:table-cell office:value-type="float" office:value="1" calcext:value-type="float">
            <text:p>1</text:p>
          </table:table-cell>
          <table:table-cell office:value-type="float" office:value="804.21" calcext:value-type="float">
            <text:p>804.21</text:p>
          </table:table-cell>
          <table:table-cell office:value-type="float" office:value="784.61" calcext:value-type="float">
            <text:p>784.61</text:p>
          </table:table-cell>
          <table:table-cell office:value-type="float" office:value="720.57" calcext:value-type="float">
            <text:p>720.57</text:p>
          </table:table-cell>
          <table:table-cell table:style-name="ce3" table:formula="of:=AVERAGE([.Q14:.S14])" office:value-type="float" office:value="769.796666666667" calcext:value-type="float">
            <text:p>769.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.62" calcext:value-type="float">
            <text:p>319.62</text:p>
          </table:table-cell>
          <table:table-cell office:value-type="float" office:value="252.97" calcext:value-type="float">
            <text:p>252.97</text:p>
          </table:table-cell>
          <table:table-cell office:value-type="float" office:value="231.04" calcext:value-type="float">
            <text:p>231.04</text:p>
          </table:table-cell>
          <table:table-cell table:formula="of:=AVERAGE([.B15:.D15])" office:value-type="float" office:value="267.876666666667" calcext:value-type="float">
            <text:p>267.88</text:p>
          </table:table-cell>
          <table:table-cell office:value-type="float" office:value="2" calcext:value-type="float">
            <text:p>2</text:p>
          </table:table-cell>
          <table:table-cell office:value-type="float" office:value="323.65" calcext:value-type="float">
            <text:p>323.65</text:p>
          </table:table-cell>
          <table:table-cell office:value-type="float" office:value="273.81" calcext:value-type="float">
            <text:p>273.81</text:p>
          </table:table-cell>
          <table:table-cell office:value-type="float" office:value="231.04" calcext:value-type="float">
            <text:p>231.04</text:p>
          </table:table-cell>
          <table:table-cell table:formula="of:=AVERAGE([.G15:.I15])" office:value-type="float" office:value="276.166666666667" calcext:value-type="float">
            <text:p>276.17</text:p>
          </table:table-cell>
          <table:table-cell office:value-type="float" office:value="2" calcext:value-type="float">
            <text:p>2</text:p>
          </table:table-cell>
          <table:table-cell office:value-type="float" office:value="290.25" calcext:value-type="float">
            <text:p>290.25</text:p>
          </table:table-cell>
          <table:table-cell office:value-type="float" office:value="241.15" calcext:value-type="float">
            <text:p>241.15</text:p>
          </table:table-cell>
          <table:table-cell office:value-type="float" office:value="212.6" calcext:value-type="float">
            <text:p>212.6</text:p>
          </table:table-cell>
          <table:table-cell table:formula="of:=AVERAGE([.L15:.N15])" office:value-type="float" office:value="248" calcext:value-type="float">
            <text:p>248.00</text:p>
          </table:table-cell>
          <table:table-cell office:value-type="float" office:value="2" calcext:value-type="float">
            <text:p>2</text:p>
          </table:table-cell>
          <table:table-cell office:value-type="float" office:value="752.44" calcext:value-type="float">
            <text:p>752.44</text:p>
          </table:table-cell>
          <table:table-cell office:value-type="float" office:value="729.68" calcext:value-type="float">
            <text:p>729.68</text:p>
          </table:table-cell>
          <table:table-cell office:value-type="float" office:value="635.7" calcext:value-type="float">
            <text:p>635.7</text:p>
          </table:table-cell>
          <table:table-cell table:style-name="ce3" table:formula="of:=AVERAGE([.Q15:.S15])" office:value-type="float" office:value="705.94" calcext:value-type="float">
            <text:p>705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.62" calcext:value-type="float">
            <text:p>319.62</text:p>
          </table:table-cell>
          <table:table-cell office:value-type="float" office:value="268.06" calcext:value-type="float">
            <text:p>268.06</text:p>
          </table:table-cell>
          <table:table-cell office:value-type="float" office:value="231.04" calcext:value-type="float">
            <text:p>231.04</text:p>
          </table:table-cell>
          <table:table-cell table:formula="of:=AVERAGE([.B16:.D16])" office:value-type="float" office:value="272.906666666667" calcext:value-type="float">
            <text:p>272.91</text:p>
          </table:table-cell>
          <table:table-cell office:value-type="float" office:value="3" calcext:value-type="float">
            <text:p>3</text:p>
          </table:table-cell>
          <table:table-cell office:value-type="float" office:value="306.75" calcext:value-type="float">
            <text:p>306.75</text:p>
          </table:table-cell>
          <table:table-cell office:value-type="float" office:value="251.66" calcext:value-type="float">
            <text:p>251.66</text:p>
          </table:table-cell>
          <table:table-cell office:value-type="float" office:value="245.64" calcext:value-type="float">
            <text:p>245.64</text:p>
          </table:table-cell>
          <table:table-cell table:formula="of:=AVERAGE([.G16:.I16])" office:value-type="float" office:value="268.016666666667" calcext:value-type="float">
            <text:p>268.02</text:p>
          </table:table-cell>
          <table:table-cell office:value-type="float" office:value="3" calcext:value-type="float">
            <text:p>3</text:p>
          </table:table-cell>
          <table:table-cell office:value-type="float" office:value="276.94" calcext:value-type="float">
            <text:p>276.94</text:p>
          </table:table-cell>
          <table:table-cell office:value-type="float" office:value="227.7" calcext:value-type="float">
            <text:p>227.7</text:p>
          </table:table-cell>
          <table:table-cell office:value-type="float" office:value="226.67" calcext:value-type="float">
            <text:p>226.67</text:p>
          </table:table-cell>
          <table:table-cell table:formula="of:=AVERAGE([.L16:.N16])" office:value-type="float" office:value="243.77" calcext:value-type="float">
            <text:p>243.77</text:p>
          </table:table-cell>
          <table:table-cell office:value-type="float" office:value="3" calcext:value-type="float">
            <text:p>3</text:p>
          </table:table-cell>
          <table:table-cell office:value-type="float" office:value="694.52" calcext:value-type="float">
            <text:p>694.52</text:p>
          </table:table-cell>
          <table:table-cell office:value-type="float" office:value="663.44" calcext:value-type="float">
            <text:p>663.44</text:p>
          </table:table-cell>
          <table:table-cell office:value-type="float" office:value="594.67" calcext:value-type="float">
            <text:p>594.67</text:p>
          </table:table-cell>
          <table:table-cell table:style-name="ce3" table:formula="of:=AVERAGE([.Q16:.S16])" office:value-type="float" office:value="650.876666666667" calcext:value-type="float">
            <text:p>650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.85" calcext:value-type="float">
            <text:p>284.85</text:p>
          </table:table-cell>
          <table:table-cell office:value-type="float" office:value="240.28" calcext:value-type="float">
            <text:p>240.28</text:p>
          </table:table-cell>
          <table:table-cell office:value-type="float" office:value="231.04" calcext:value-type="float">
            <text:p>231.04</text:p>
          </table:table-cell>
          <table:table-cell table:formula="of:=AVERAGE([.B17:.D17])" office:value-type="float" office:value="252.056666666667" calcext:value-type="float">
            <text:p>252.06</text:p>
          </table:table-cell>
          <table:table-cell office:value-type="float" office:value="4" calcext:value-type="float">
            <text:p>4</text:p>
          </table:table-cell>
          <table:table-cell office:value-type="float" office:value="322.18" calcext:value-type="float">
            <text:p>322.18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17:.I17])" office:value-type="float" office:value="261.42" calcext:value-type="float">
            <text:p>261.42</text:p>
          </table:table-cell>
          <table:table-cell office:value-type="float" office:value="4" calcext:value-type="float">
            <text:p>4</text:p>
          </table:table-cell>
          <table:table-cell office:value-type="float" office:value="277.2" calcext:value-type="float">
            <text:p>277.2</text:p>
          </table:table-cell>
          <table:table-cell office:value-type="float" office:value="215.79" calcext:value-type="float">
            <text:p>215.79</text:p>
          </table:table-cell>
          <table:table-cell office:value-type="float" office:value="210.5" calcext:value-type="float">
            <text:p>210.5</text:p>
          </table:table-cell>
          <table:table-cell table:formula="of:=AVERAGE([.L17:.N17])" office:value-type="float" office:value="234.496666666667" calcext:value-type="float">
            <text:p>234.50</text:p>
          </table:table-cell>
          <table:table-cell office:value-type="float" office:value="4" calcext:value-type="float">
            <text:p>4</text:p>
          </table:table-cell>
          <table:table-cell office:value-type="float" office:value="671.61" calcext:value-type="float">
            <text:p>671.61</text:p>
          </table:table-cell>
          <table:table-cell office:value-type="float" office:value="621.93" calcext:value-type="float">
            <text:p>621.93</text:p>
          </table:table-cell>
          <table:table-cell office:value-type="float" office:value="536.91" calcext:value-type="float">
            <text:p>536.91</text:p>
          </table:table-cell>
          <table:table-cell table:style-name="ce3" table:formula="of:=AVERAGE([.Q17:.S17])" office:value-type="float" office:value="610.15" calcext:value-type="float">
            <text:p>61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2.5" calcext:value-type="float">
            <text:p>332.5</text:p>
          </table:table-cell>
          <table:table-cell office:value-type="float" office:value="232.69" calcext:value-type="float">
            <text:p>232.69</text:p>
          </table:table-cell>
          <table:table-cell office:value-type="float" office:value="231.04" calcext:value-type="float">
            <text:p>231.04</text:p>
          </table:table-cell>
          <table:table-cell table:formula="of:=AVERAGE([.B18:.D18])" office:value-type="float" office:value="265.41" calcext:value-type="float">
            <text:p>265.41</text:p>
          </table:table-cell>
          <table:table-cell office:value-type="float" office:value="5" calcext:value-type="float">
            <text:p>5</text:p>
          </table:table-cell>
          <table:table-cell office:value-type="float" office:value="305.47" calcext:value-type="float">
            <text:p>305.47</text:p>
          </table:table-cell>
          <table:table-cell office:value-type="float" office:value="249.28" calcext:value-type="float">
            <text:p>249.28</text:p>
          </table:table-cell>
          <table:table-cell office:value-type="float" office:value="231.04" calcext:value-type="float">
            <text:p>231.04</text:p>
          </table:table-cell>
          <table:table-cell table:formula="of:=AVERAGE([.G18:.I18])" office:value-type="float" office:value="261.93" calcext:value-type="float">
            <text:p>261.93</text:p>
          </table:table-cell>
          <table:table-cell office:value-type="float" office:value="5" calcext:value-type="float">
            <text:p>5</text:p>
          </table:table-cell>
          <table:table-cell office:value-type="float" office:value="287.61" calcext:value-type="float">
            <text:p>287.61</text:p>
          </table:table-cell>
          <table:table-cell office:value-type="float" office:value="248.18" calcext:value-type="float">
            <text:p>248.18</text:p>
          </table:table-cell>
          <table:table-cell office:value-type="float" office:value="210.5" calcext:value-type="float">
            <text:p>210.5</text:p>
          </table:table-cell>
          <table:table-cell table:formula="of:=AVERAGE([.L18:.N18])" office:value-type="float" office:value="248.763333333333" calcext:value-type="float">
            <text:p>248.76</text:p>
          </table:table-cell>
          <table:table-cell office:value-type="float" office:value="5" calcext:value-type="float">
            <text:p>5</text:p>
          </table:table-cell>
          <table:table-cell office:value-type="float" office:value="690.33" calcext:value-type="float">
            <text:p>690.33</text:p>
          </table:table-cell>
          <table:table-cell office:value-type="float" office:value="617.33" calcext:value-type="float">
            <text:p>617.33</text:p>
          </table:table-cell>
          <table:table-cell office:value-type="float" office:value="528.07" calcext:value-type="float">
            <text:p>528.07</text:p>
          </table:table-cell>
          <table:table-cell table:style-name="ce3" table:formula="of:=AVERAGE([.Q18:.S18])" office:value-type="float" office:value="611.91" calcext:value-type="float">
            <text:p>611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.35" calcext:value-type="float">
            <text:p>312.35</text:p>
          </table:table-cell>
          <table:table-cell office:value-type="float" office:value="240.28" calcext:value-type="float">
            <text:p>240.28</text:p>
          </table:table-cell>
          <table:table-cell office:value-type="float" office:value="231.04" calcext:value-type="float">
            <text:p>231.04</text:p>
          </table:table-cell>
          <table:table-cell table:formula="of:=AVERAGE([.B19:.D19])" office:value-type="float" office:value="261.223333333333" calcext:value-type="float">
            <text:p>261.22</text:p>
          </table:table-cell>
          <table:table-cell office:value-type="float" office:value="6" calcext:value-type="float">
            <text:p>6</text:p>
          </table:table-cell>
          <table:table-cell office:value-type="float" office:value="318.2" calcext:value-type="float">
            <text:p>318.2</text:p>
          </table:table-cell>
          <table:table-cell office:value-type="float" office:value="234.72" calcext:value-type="float">
            <text:p>234.72</text:p>
          </table:table-cell>
          <table:table-cell office:value-type="float" office:value="231.04" calcext:value-type="float">
            <text:p>231.04</text:p>
          </table:table-cell>
          <table:table-cell table:formula="of:=AVERAGE([.G19:.I19])" office:value-type="float" office:value="261.32" calcext:value-type="float">
            <text:p>261.32</text:p>
          </table:table-cell>
          <table:table-cell office:value-type="float" office:value="6" calcext:value-type="float">
            <text:p>6</text:p>
          </table:table-cell>
          <table:table-cell office:value-type="float" office:value="293.41" calcext:value-type="float">
            <text:p>293.41</text:p>
          </table:table-cell>
          <table:table-cell office:value-type="float" office:value="250.37" calcext:value-type="float">
            <text:p>250.37</text:p>
          </table:table-cell>
          <table:table-cell office:value-type="float" office:value="210.5" calcext:value-type="float">
            <text:p>210.5</text:p>
          </table:table-cell>
          <table:table-cell table:formula="of:=AVERAGE([.L19:.N19])" office:value-type="float" office:value="251.426666666667" calcext:value-type="float">
            <text:p>251.43</text:p>
          </table:table-cell>
          <table:table-cell office:value-type="float" office:value="6" calcext:value-type="float">
            <text:p>6</text:p>
          </table:table-cell>
          <table:table-cell office:value-type="float" office:value="681.43" calcext:value-type="float">
            <text:p>681.43</text:p>
          </table:table-cell>
          <table:table-cell office:value-type="float" office:value="564.37" calcext:value-type="float">
            <text:p>564.37</text:p>
          </table:table-cell>
          <table:table-cell office:value-type="float" office:value="485.88" calcext:value-type="float">
            <text:p>485.88</text:p>
          </table:table-cell>
          <table:table-cell table:style-name="ce3" table:formula="of:=AVERAGE([.Q19:.S19])" office:value-type="float" office:value="577.226666666667" calcext:value-type="float">
            <text:p>577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3.55" calcext:value-type="float">
            <text:p>323.55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B20:.D20])" office:value-type="float" office:value="261.876666666667" calcext:value-type="float">
            <text:p>261.88</text:p>
          </table:table-cell>
          <table:table-cell office:value-type="float" office:value="7" calcext:value-type="float">
            <text:p>7</text:p>
          </table:table-cell>
          <table:table-cell office:value-type="float" office:value="295.16" calcext:value-type="float">
            <text:p>295.16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20:.I20])" office:value-type="float" office:value="252.413333333333" calcext:value-type="float">
            <text:p>252.41</text:p>
          </table:table-cell>
          <table:table-cell office:value-type="float" office:value="7" calcext:value-type="float">
            <text:p>7</text:p>
          </table:table-cell>
          <table:table-cell office:value-type="float" office:value="283.4" calcext:value-type="float">
            <text:p>283.4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20:.N20])" office:value-type="float" office:value="234.8" calcext:value-type="float">
            <text:p>234.80</text:p>
          </table:table-cell>
          <table:table-cell office:value-type="float" office:value="7" calcext:value-type="float">
            <text:p>7</text:p>
          </table:table-cell>
          <table:table-cell office:value-type="float" office:value="681.43" calcext:value-type="float">
            <text:p>681.43</text:p>
          </table:table-cell>
          <table:table-cell office:value-type="float" office:value="561.03" calcext:value-type="float">
            <text:p>561.03</text:p>
          </table:table-cell>
          <table:table-cell office:value-type="float" office:value="490.43" calcext:value-type="float">
            <text:p>490.43</text:p>
          </table:table-cell>
          <table:table-cell table:style-name="ce3" table:formula="of:=AVERAGE([.Q20:.S20])" office:value-type="float" office:value="577.63" calcext:value-type="float">
            <text:p>577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.35" calcext:value-type="float">
            <text:p>312.35</text:p>
          </table:table-cell>
          <table:table-cell office:value-type="float" office:value="253.02" calcext:value-type="float">
            <text:p>253.02</text:p>
          </table:table-cell>
          <table:table-cell office:value-type="float" office:value="231.04" calcext:value-type="float">
            <text:p>231.04</text:p>
          </table:table-cell>
          <table:table-cell table:formula="of:=AVERAGE([.B21:.D21])" office:value-type="float" office:value="265.47" calcext:value-type="float">
            <text:p>265.47</text:p>
          </table:table-cell>
          <table:table-cell office:value-type="float" office:value="8" calcext:value-type="float">
            <text:p>8</text:p>
          </table:table-cell>
          <table:table-cell office:value-type="float" office:value="318.2" calcext:value-type="float">
            <text:p>318.2</text:p>
          </table:table-cell>
          <table:table-cell office:value-type="float" office:value="234.73" calcext:value-type="float">
            <text:p>234.73</text:p>
          </table:table-cell>
          <table:table-cell office:value-type="float" office:value="231.04" calcext:value-type="float">
            <text:p>231.04</text:p>
          </table:table-cell>
          <table:table-cell table:formula="of:=AVERAGE([.G21:.I21])" office:value-type="float" office:value="261.323333333333" calcext:value-type="float">
            <text:p>261.32</text:p>
          </table:table-cell>
          <table:table-cell office:value-type="float" office:value="8" calcext:value-type="float">
            <text:p>8</text:p>
          </table:table-cell>
          <table:table-cell office:value-type="float" office:value="296.34" calcext:value-type="float">
            <text:p>296.34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21:.N21])" office:value-type="float" office:value="239.113333333333" calcext:value-type="float">
            <text:p>239.11</text:p>
          </table:table-cell>
          <table:table-cell office:value-type="float" office:value="8" calcext:value-type="float">
            <text:p>8</text:p>
          </table:table-cell>
          <table:table-cell office:value-type="float" office:value="681.43" calcext:value-type="float">
            <text:p>681.43</text:p>
          </table:table-cell>
          <table:table-cell office:value-type="float" office:value="561.26" calcext:value-type="float">
            <text:p>561.26</text:p>
          </table:table-cell>
          <table:table-cell office:value-type="float" office:value="469.01" calcext:value-type="float">
            <text:p>469.01</text:p>
          </table:table-cell>
          <table:table-cell table:style-name="ce3" table:formula="of:=AVERAGE([.Q21:.S21])" office:value-type="float" office:value="570.566666666667" calcext:value-type="float">
            <text:p>570.57</text:p>
          </table:table-cell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office:value-type="string" calcext:value-type="string">
            <text:p>AVG of 3 al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.3" calcext:value-type="float">
            <text:p>304.3</text:p>
          </table:table-cell>
          <table:table-cell office:value-type="float" office:value="234.06" calcext:value-type="float">
            <text:p>234.06</text:p>
          </table:table-cell>
          <table:table-cell office:value-type="float" office:value="231.04" calcext:value-type="float">
            <text:p>231.04</text:p>
          </table:table-cell>
          <table:table-cell table:formula="of:=AVERAGE([.B24:.D24])" office:value-type="float" office:value="256.466666666667" calcext:value-type="float">
            <text:p>256.47</text:p>
          </table:table-cell>
          <table:table-cell office:value-type="float" office:value="1" calcext:value-type="float">
            <text:p>1</text:p>
          </table:table-cell>
          <table:table-cell office:value-type="float" office:value="345.7" calcext:value-type="float">
            <text:p>345.7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24:.I24])" office:value-type="float" office:value="269.26" calcext:value-type="float">
            <text:p>269.26</text:p>
          </table:table-cell>
          <table:table-cell office:value-type="float" office:value="1" calcext:value-type="float">
            <text:p>1</text:p>
          </table:table-cell>
          <table:table-cell office:value-type="float" office:value="269.97" calcext:value-type="float">
            <text:p>269.97</text:p>
          </table:table-cell>
          <table:table-cell office:value-type="float" office:value="226.67" calcext:value-type="float">
            <text:p>226.67</text:p>
          </table:table-cell>
          <table:table-cell office:value-type="float" office:value="212.6" calcext:value-type="float">
            <text:p>212.6</text:p>
          </table:table-cell>
          <table:table-cell table:formula="of:=AVERAGE([.L24:.N24])" office:value-type="float" office:value="236.413333333333" calcext:value-type="float">
            <text:p>236.41</text:p>
          </table:table-cell>
          <table:table-cell office:value-type="float" office:value="1" calcext:value-type="float">
            <text:p>1</text:p>
          </table:table-cell>
          <table:table-cell office:value-type="float" office:value="722.92" calcext:value-type="float">
            <text:p>722.92</text:p>
          </table:table-cell>
          <table:table-cell office:value-type="float" office:value="658.4" calcext:value-type="float">
            <text:p>658.4</text:p>
          </table:table-cell>
          <table:table-cell office:value-type="float" office:value="592.77" calcext:value-type="float">
            <text:p>592.77</text:p>
          </table:table-cell>
          <table:table-cell table:style-name="ce3" table:formula="of:=AVERAGE([.Q24:.S24])" office:value-type="float" office:value="658.03" calcext:value-type="float">
            <text:p>658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.78" calcext:value-type="float">
            <text:p>261.78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B25:.D25])" office:value-type="float" office:value="241.286666666667" calcext:value-type="float">
            <text:p>241.29</text:p>
          </table:table-cell>
          <table:table-cell office:value-type="float" office:value="2" calcext:value-type="float">
            <text:p>2</text:p>
          </table:table-cell>
          <table:table-cell office:value-type="float" office:value="279.93" calcext:value-type="float">
            <text:p>279.93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25:.I25])" office:value-type="float" office:value="247.336666666667" calcext:value-type="float">
            <text:p>247.34</text:p>
          </table:table-cell>
          <table:table-cell office:value-type="float" office:value="2" calcext:value-type="float">
            <text:p>2</text:p>
          </table:table-cell>
          <table:table-cell office:value-type="float" office:value="261.74" calcext:value-type="float">
            <text:p>261.74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25:.N25])" office:value-type="float" office:value="227.58" calcext:value-type="float">
            <text:p>227.58</text:p>
          </table:table-cell>
          <table:table-cell office:value-type="float" office:value="2" calcext:value-type="float">
            <text:p>2</text:p>
          </table:table-cell>
          <table:table-cell office:value-type="float" office:value="574.2" calcext:value-type="float">
            <text:p>574.2</text:p>
          </table:table-cell>
          <table:table-cell office:value-type="float" office:value="524.49" calcext:value-type="float">
            <text:p>524.49</text:p>
          </table:table-cell>
          <table:table-cell office:value-type="float" office:value="486.16" calcext:value-type="float">
            <text:p>486.16</text:p>
          </table:table-cell>
          <table:table-cell table:style-name="ce3" table:formula="of:=AVERAGE([.Q25:.S25])" office:value-type="float" office:value="528.283333333333" calcext:value-type="float">
            <text:p>528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8.16" calcext:value-type="float">
            <text:p>278.16</text:p>
          </table:table-cell>
          <table:table-cell office:value-type="float" office:value="231.71" calcext:value-type="float">
            <text:p>231.71</text:p>
          </table:table-cell>
          <table:table-cell office:value-type="float" office:value="231.04" calcext:value-type="float">
            <text:p>231.04</text:p>
          </table:table-cell>
          <table:table-cell table:formula="of:=AVERAGE([.B26:.D26])" office:value-type="float" office:value="246.97" calcext:value-type="float">
            <text:p>246.97</text:p>
          </table:table-cell>
          <table:table-cell office:value-type="float" office:value="3" calcext:value-type="float">
            <text:p>3</text:p>
          </table:table-cell>
          <table:table-cell office:value-type="float" office:value="284.78" calcext:value-type="float">
            <text:p>284.78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26:.I26])" office:value-type="float" office:value="248.953333333333" calcext:value-type="float">
            <text:p>248.95</text:p>
          </table:table-cell>
          <table:table-cell office:value-type="float" office:value="3" calcext:value-type="float">
            <text:p>3</text:p>
          </table:table-cell>
          <table:table-cell office:value-type="float" office:value="261.74" calcext:value-type="float">
            <text:p>261.74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26:.N26])" office:value-type="float" office:value="227.58" calcext:value-type="float">
            <text:p>227.58</text:p>
          </table:table-cell>
          <table:table-cell office:value-type="float" office:value="3" calcext:value-type="float">
            <text:p>3</text:p>
          </table:table-cell>
          <table:table-cell office:value-type="float" office:value="522.01" calcext:value-type="float">
            <text:p>522.01</text:p>
          </table:table-cell>
          <table:table-cell office:value-type="float" office:value="472.26" calcext:value-type="float">
            <text:p>472.26</text:p>
          </table:table-cell>
          <table:table-cell office:value-type="float" office:value="429.23" calcext:value-type="float">
            <text:p>429.23</text:p>
          </table:table-cell>
          <table:table-cell table:style-name="ce3" table:formula="of:=AVERAGE([.Q26:.S26])" office:value-type="float" office:value="474.5" calcext:value-type="float">
            <text:p>474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.85" calcext:value-type="float">
            <text:p>284.85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B27:.D27])" office:value-type="float" office:value="248.976666666667" calcext:value-type="float">
            <text:p>248.98</text:p>
          </table:table-cell>
          <table:table-cell office:value-type="float" office:value="4" calcext:value-type="float">
            <text:p>4</text:p>
          </table:table-cell>
          <table:table-cell office:value-type="float" office:value="284.78" calcext:value-type="float">
            <text:p>284.78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27:.I27])" office:value-type="float" office:value="248.953333333333" calcext:value-type="float">
            <text:p>248.95</text:p>
          </table:table-cell>
          <table:table-cell office:value-type="float" office:value="4" calcext:value-type="float">
            <text:p>4</text:p>
          </table:table-cell>
          <table:table-cell office:value-type="float" office:value="277.2" calcext:value-type="float">
            <text:p>277.2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27:.N27])" office:value-type="float" office:value="232.733333333333" calcext:value-type="float">
            <text:p>232.73</text:p>
          </table:table-cell>
          <table:table-cell office:value-type="float" office:value="4" calcext:value-type="float">
            <text:p>4</text:p>
          </table:table-cell>
          <table:table-cell office:value-type="float" office:value="480.15" calcext:value-type="float">
            <text:p>480.15</text:p>
          </table:table-cell>
          <table:table-cell office:value-type="float" office:value="440.34" calcext:value-type="float">
            <text:p>440.34</text:p>
          </table:table-cell>
          <table:table-cell office:value-type="float" office:value="387.63" calcext:value-type="float">
            <text:p>387.63</text:p>
          </table:table-cell>
          <table:table-cell table:style-name="ce3" table:formula="of:=AVERAGE([.Q27:.S27])" office:value-type="float" office:value="436.04" calcext:value-type="float">
            <text:p>436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2.5" calcext:value-type="float">
            <text:p>332.5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B28:.D28])" office:value-type="float" office:value="264.86" calcext:value-type="float">
            <text:p>264.86</text:p>
          </table:table-cell>
          <table:table-cell office:value-type="float" office:value="5" calcext:value-type="float">
            <text:p>5</text:p>
          </table:table-cell>
          <table:table-cell office:value-type="float" office:value="305.47" calcext:value-type="float">
            <text:p>305.47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28:.I28])" office:value-type="float" office:value="255.85" calcext:value-type="float">
            <text:p>255.85</text:p>
          </table:table-cell>
          <table:table-cell office:value-type="float" office:value="5" calcext:value-type="float">
            <text:p>5</text:p>
          </table:table-cell>
          <table:table-cell office:value-type="float" office:value="279.07" calcext:value-type="float">
            <text:p>279.07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28:.N28])" office:value-type="float" office:value="233.356666666667" calcext:value-type="float">
            <text:p>233.36</text:p>
          </table:table-cell>
          <table:table-cell office:value-type="float" office:value="5" calcext:value-type="float">
            <text:p>5</text:p>
          </table:table-cell>
          <table:table-cell office:value-type="float" office:value="518.89" calcext:value-type="float">
            <text:p>518.89</text:p>
          </table:table-cell>
          <table:table-cell office:value-type="float" office:value="423.73" calcext:value-type="float">
            <text:p>423.73</text:p>
          </table:table-cell>
          <table:table-cell office:value-type="float" office:value="372.72" calcext:value-type="float">
            <text:p>372.72</text:p>
          </table:table-cell>
          <table:table-cell table:style-name="ce3" table:formula="of:=AVERAGE([.Q28:.S28])" office:value-type="float" office:value="438.446666666667" calcext:value-type="float">
            <text:p>438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.35" calcext:value-type="float">
            <text:p>312.35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B29:.D29])" office:value-type="float" office:value="258.143333333333" calcext:value-type="float">
            <text:p>258.14</text:p>
          </table:table-cell>
          <table:table-cell office:value-type="float" office:value="6" calcext:value-type="float">
            <text:p>6</text:p>
          </table:table-cell>
          <table:table-cell office:value-type="float" office:value="318.2" calcext:value-type="float">
            <text:p>318.2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29:.I29])" office:value-type="float" office:value="260.093333333333" calcext:value-type="float">
            <text:p>260.09</text:p>
          </table:table-cell>
          <table:table-cell office:value-type="float" office:value="6" calcext:value-type="float">
            <text:p>6</text:p>
          </table:table-cell>
          <table:table-cell office:value-type="float" office:value="293.41" calcext:value-type="float">
            <text:p>293.41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29:.N29])" office:value-type="float" office:value="238.136666666667" calcext:value-type="float">
            <text:p>238.14</text:p>
          </table:table-cell>
          <table:table-cell office:value-type="float" office:value="6" calcext:value-type="float">
            <text:p>6</text:p>
          </table:table-cell>
          <table:table-cell office:value-type="float" office:value="681.43" calcext:value-type="float">
            <text:p>681.43</text:p>
          </table:table-cell>
          <table:table-cell office:value-type="float" office:value="449.34" calcext:value-type="float">
            <text:p>449.34</text:p>
          </table:table-cell>
          <table:table-cell office:value-type="float" office:value="366.31" calcext:value-type="float">
            <text:p>366.31</text:p>
          </table:table-cell>
          <table:table-cell table:style-name="ce3" table:formula="of:=AVERAGE([.Q29:.S29])" office:value-type="float" office:value="499.026666666667" calcext:value-type="float">
            <text:p>499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3.55" calcext:value-type="float">
            <text:p>323.55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B30:.D30])" office:value-type="float" office:value="261.876666666667" calcext:value-type="float">
            <text:p>261.88</text:p>
          </table:table-cell>
          <table:table-cell office:value-type="float" office:value="7" calcext:value-type="float">
            <text:p>7</text:p>
          </table:table-cell>
          <table:table-cell office:value-type="float" office:value="450.22" calcext:value-type="float">
            <text:p>450.22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30:.I30])" office:value-type="float" office:value="304.1" calcext:value-type="float">
            <text:p>304.10</text:p>
          </table:table-cell>
          <table:table-cell office:value-type="float" office:value="7" calcext:value-type="float">
            <text:p>7</text:p>
          </table:table-cell>
          <table:table-cell office:value-type="float" office:value="283.4" calcext:value-type="float">
            <text:p>283.4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30:.N30])" office:value-type="float" office:value="234.8" calcext:value-type="float">
            <text:p>234.80</text:p>
          </table:table-cell>
          <table:table-cell office:value-type="float" office:value="7" calcext:value-type="float">
            <text:p>7</text:p>
          </table:table-cell>
          <table:table-cell office:value-type="float" office:value="681.43" calcext:value-type="float">
            <text:p>681.43</text:p>
          </table:table-cell>
          <table:table-cell office:value-type="float" office:value="440.02" calcext:value-type="float">
            <text:p>440.02</text:p>
          </table:table-cell>
          <table:table-cell office:value-type="float" office:value="348.05" calcext:value-type="float">
            <text:p>348.05</text:p>
          </table:table-cell>
          <table:table-cell table:style-name="ce3" table:formula="of:=AVERAGE([.Q30:.S30])" office:value-type="float" office:value="489.833333333333" calcext:value-type="float">
            <text:p>489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.35" calcext:value-type="float">
            <text:p>312.35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B31:.D31])" office:value-type="float" office:value="258.143333333333" calcext:value-type="float">
            <text:p>258.14</text:p>
          </table:table-cell>
          <table:table-cell office:value-type="float" office:value="8" calcext:value-type="float">
            <text:p>8</text:p>
          </table:table-cell>
          <table:table-cell office:value-type="float" office:value="318.2" calcext:value-type="float">
            <text:p>318.2</text:p>
          </table:table-cell>
          <table:table-cell table:number-columns-repeated="2" office:value-type="float" office:value="231.04" calcext:value-type="float">
            <text:p>231.04</text:p>
          </table:table-cell>
          <table:table-cell table:formula="of:=AVERAGE([.G31:.I31])" office:value-type="float" office:value="260.093333333333" calcext:value-type="float">
            <text:p>260.09</text:p>
          </table:table-cell>
          <table:table-cell office:value-type="float" office:value="8" calcext:value-type="float">
            <text:p>8</text:p>
          </table:table-cell>
          <table:table-cell office:value-type="float" office:value="296.34" calcext:value-type="float">
            <text:p>296.34</text:p>
          </table:table-cell>
          <table:table-cell table:number-columns-repeated="2" office:value-type="float" office:value="210.5" calcext:value-type="float">
            <text:p>210.5</text:p>
          </table:table-cell>
          <table:table-cell table:formula="of:=AVERAGE([.L31:.N31])" office:value-type="float" office:value="239.113333333333" calcext:value-type="float">
            <text:p>239.11</text:p>
          </table:table-cell>
          <table:table-cell office:value-type="float" office:value="8" calcext:value-type="float">
            <text:p>8</text:p>
          </table:table-cell>
          <table:table-cell office:value-type="float" office:value="681.43" calcext:value-type="float">
            <text:p>681.43</text:p>
          </table:table-cell>
          <table:table-cell office:value-type="float" office:value="350.57" calcext:value-type="float">
            <text:p>350.57</text:p>
          </table:table-cell>
          <table:table-cell office:value-type="float" office:value="332.48" calcext:value-type="float">
            <text:p>332.48</text:p>
          </table:table-cell>
          <table:table-cell table:style-name="ce3" table:formula="of:=AVERAGE([.Q31:.S31])" office:value-type="float" office:value="454.826666666667" calcext:value-type="float">
            <text:p>454.83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/>
        </table:table-row>
        <table:table-row table:style-name="ro1">
          <table:table-cell office:value-type="string" calcext:value-type="string">
            <text:p>Instance 5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/>
          <table:table-cell office:value-type="string" calcext:value-type="string">
            <text:p>Instance 6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/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/>
          <table:table-cell office:value-type="string" calcext:value-type="string">
            <text:p>Instance 8</text:p>
          </table:table-cell>
          <table:table-cell office:value-type="string" calcext:value-type="string">
            <text:p>15-15-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office:value-type="string" calcext:value-type="string">
            <text:p>AVG of 3 al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.77" calcext:value-type="float">
            <text:p>958.77</text:p>
          </table:table-cell>
          <table:table-cell table:style-name="Default" office:value-type="float" office:value="870.44" calcext:value-type="float">
            <text:p>870.44</text:p>
          </table:table-cell>
          <table:table-cell office:value-type="float" office:value="791.89" calcext:value-type="float">
            <text:p>791.89</text:p>
          </table:table-cell>
          <table:table-cell table:formula="of:=AVERAGE([.B37:.D37])" office:value-type="float" office:value="873.7" calcext:value-type="float">
            <text:p>873.70</text:p>
          </table:table-cell>
          <table:table-cell office:value-type="float" office:value="1" calcext:value-type="float">
            <text:p>1</text:p>
          </table:table-cell>
          <table:table-cell office:value-type="float" office:value="786.42" calcext:value-type="float">
            <text:p>786.42</text:p>
          </table:table-cell>
          <table:table-cell office:value-type="float" office:value="635.83" calcext:value-type="float">
            <text:p>635.83</text:p>
          </table:table-cell>
          <table:table-cell office:value-type="float" office:value="531.69" calcext:value-type="float">
            <text:p>531.69</text:p>
          </table:table-cell>
          <table:table-cell table:formula="of:=AVERAGE([.G37:.I37])" office:value-type="float" office:value="651.313333333333" calcext:value-type="float">
            <text:p>651.31</text:p>
          </table:table-cell>
          <table:table-cell office:value-type="float" office:value="1" calcext:value-type="float">
            <text:p>1</text:p>
          </table:table-cell>
          <table:table-cell office:value-type="float" office:value="518.22" calcext:value-type="float">
            <text:p>518.22</text:p>
          </table:table-cell>
          <table:table-cell office:value-type="float" office:value="454.17" calcext:value-type="float">
            <text:p>454.17</text:p>
          </table:table-cell>
          <table:table-cell office:value-type="float" office:value="391.49" calcext:value-type="float">
            <text:p>391.49</text:p>
          </table:table-cell>
          <table:table-cell table:formula="of:=AVERAGE([.L37:.N37])" office:value-type="float" office:value="454.626666666667" calcext:value-type="float">
            <text:p>454.63</text:p>
          </table:table-cell>
          <table:table-cell office:value-type="float" office:value="1" calcext:value-type="float">
            <text:p>1</text:p>
          </table:table-cell>
          <table:table-cell office:value-type="float" office:value="4594.1" calcext:value-type="float">
            <text:p>4594.1</text:p>
          </table:table-cell>
          <table:table-cell office:value-type="float" office:value="4246.28" calcext:value-type="float">
            <text:p>4246.28</text:p>
          </table:table-cell>
          <table:table-cell office:value-type="float" office:value="3693.83" calcext:value-type="float">
            <text:p>3693.83</text:p>
          </table:table-cell>
          <table:table-cell table:style-name="ce3" table:formula="of:=AVERAGE([.Q37:.S37])" office:value-type="float" office:value="4178.07" calcext:value-type="float">
            <text:p>4178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0.86" calcext:value-type="float">
            <text:p>930.86</text:p>
          </table:table-cell>
          <table:table-cell table:style-name="Default" office:value-type="float" office:value="840.17" calcext:value-type="float">
            <text:p>840.17</text:p>
          </table:table-cell>
          <table:table-cell office:value-type="float" office:value="750.25" calcext:value-type="float">
            <text:p>750.25</text:p>
          </table:table-cell>
          <table:table-cell table:formula="of:=AVERAGE([.B38:.D38])" office:value-type="float" office:value="840.426666666667" calcext:value-type="float">
            <text:p>840.43</text:p>
          </table:table-cell>
          <table:table-cell office:value-type="float" office:value="2" calcext:value-type="float">
            <text:p>2</text:p>
          </table:table-cell>
          <table:table-cell office:value-type="float" office:value="743.72" calcext:value-type="float">
            <text:p>743.72</text:p>
          </table:table-cell>
          <table:table-cell office:value-type="float" office:value="590.87" calcext:value-type="float">
            <text:p>590.87</text:p>
          </table:table-cell>
          <table:table-cell office:value-type="float" office:value="492.16" calcext:value-type="float">
            <text:p>492.16</text:p>
          </table:table-cell>
          <table:table-cell table:formula="of:=AVERAGE([.G38:.I38])" office:value-type="float" office:value="608.916666666667" calcext:value-type="float">
            <text:p>608.92</text:p>
          </table:table-cell>
          <table:table-cell office:value-type="float" office:value="2" calcext:value-type="float">
            <text:p>2</text:p>
          </table:table-cell>
          <table:table-cell office:value-type="float" office:value="504.1" calcext:value-type="float">
            <text:p>504.1</text:p>
          </table:table-cell>
          <table:table-cell office:value-type="float" office:value="422.4" calcext:value-type="float">
            <text:p>422.4</text:p>
          </table:table-cell>
          <table:table-cell office:value-type="float" office:value="367.03" calcext:value-type="float">
            <text:p>367.03</text:p>
          </table:table-cell>
          <table:table-cell table:formula="of:=AVERAGE([.L38:.N38])" office:value-type="float" office:value="431.176666666667" calcext:value-type="float">
            <text:p>431.18</text:p>
          </table:table-cell>
          <table:table-cell office:value-type="float" office:value="2" calcext:value-type="float">
            <text:p>2</text:p>
          </table:table-cell>
          <table:table-cell office:value-type="float" office:value="4419.21" calcext:value-type="float">
            <text:p>4419.21</text:p>
          </table:table-cell>
          <table:table-cell office:value-type="float" office:value="3981.03" calcext:value-type="float">
            <text:p>3981.03</text:p>
          </table:table-cell>
          <table:table-cell office:value-type="float" office:value="3486.52" calcext:value-type="float">
            <text:p>3486.52</text:p>
          </table:table-cell>
          <table:table-cell table:style-name="ce3" table:formula="of:=AVERAGE([.Q38:.S38])" office:value-type="float" office:value="3962.25333333333" calcext:value-type="float">
            <text:p>3962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5.58" calcext:value-type="float">
            <text:p>945.58</text:p>
          </table:table-cell>
          <table:table-cell table:style-name="Default" office:value-type="float" office:value="816.01" calcext:value-type="float">
            <text:p>816.01</text:p>
          </table:table-cell>
          <table:table-cell office:value-type="float" office:value="717.14" calcext:value-type="float">
            <text:p>717.14</text:p>
          </table:table-cell>
          <table:table-cell table:formula="of:=AVERAGE([.B39:.D39])" office:value-type="float" office:value="826.243333333333" calcext:value-type="float">
            <text:p>826.24</text:p>
          </table:table-cell>
          <table:table-cell office:value-type="float" office:value="3" calcext:value-type="float">
            <text:p>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office:value-type="float" office:value="449.83" calcext:value-type="float">
            <text:p>449.83</text:p>
          </table:table-cell>
          <table:table-cell table:formula="of:=AVERAGE([.G39:.I39])" office:value-type="float" office:value="596.86" calcext:value-type="float">
            <text:p>596.86</text:p>
          </table:table-cell>
          <table:table-cell office:value-type="float" office:value="3" calcext:value-type="float">
            <text:p>3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8.01" calcext:value-type="float">
            <text:p>348.01</text:p>
          </table:table-cell>
          <table:table-cell table:formula="of:=AVERAGE([.L39:.N39])" office:value-type="float" office:value="425.05" calcext:value-type="float">
            <text:p>425.05</text:p>
          </table:table-cell>
          <table:table-cell office:value-type="float" office:value="3" calcext:value-type="float">
            <text:p>3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318.25" calcext:value-type="float">
            <text:p>3318.25</text:p>
          </table:table-cell>
          <table:table-cell table:style-name="ce3" table:formula="of:=AVERAGE([.Q39:.S39])" office:value-type="float" office:value="3800.71666666667" calcext:value-type="float">
            <text:p>3800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9.04" calcext:value-type="float">
            <text:p>839.04</text:p>
          </table:table-cell>
          <table:table-cell table:style-name="Default" office:value-type="float" office:value="767" calcext:value-type="float">
            <text:p>767</text:p>
          </table:table-cell>
          <table:table-cell office:value-type="float" office:value="674.33" calcext:value-type="float">
            <text:p>674.33</text:p>
          </table:table-cell>
          <table:table-cell table:formula="of:=AVERAGE([.B40:.D40])" office:value-type="float" office:value="760.123333333333" calcext:value-type="float">
            <text:p>760.12</text:p>
          </table:table-cell>
          <table:table-cell office:value-type="float" office:value="4" calcext:value-type="float">
            <text:p>4</text:p>
          </table:table-cell>
          <table:table-cell office:value-type="float" office:value="681.24" calcext:value-type="float">
            <text:p>681.24</text:p>
          </table:table-cell>
          <table:table-cell office:value-type="float" office:value="534.77" calcext:value-type="float">
            <text:p>534.77</text:p>
          </table:table-cell>
          <table:table-cell office:value-type="float" office:value="425.24" calcext:value-type="float">
            <text:p>425.24</text:p>
          </table:table-cell>
          <table:table-cell table:formula="of:=AVERAGE([.G40:.I40])" office:value-type="float" office:value="547.083333333333" calcext:value-type="float">
            <text:p>547.08</text:p>
          </table:table-cell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409.92" calcext:value-type="float">
            <text:p>409.92</text:p>
          </table:table-cell>
          <table:table-cell office:value-type="float" office:value="349.93" calcext:value-type="float">
            <text:p>349.93</text:p>
          </table:table-cell>
          <table:table-cell table:formula="of:=AVERAGE([.L40:.N40])" office:value-type="float" office:value="433.493333333333" calcext:value-type="float">
            <text:p>433.49</text:p>
          </table:table-cell>
          <table:table-cell office:value-type="float" office:value="4" calcext:value-type="float">
            <text:p>4</text:p>
          </table:table-cell>
          <table:table-cell office:value-type="float" office:value="4199.21" calcext:value-type="float">
            <text:p>4199.21</text:p>
          </table:table-cell>
          <table:table-cell office:value-type="float" office:value="3592.1" calcext:value-type="float">
            <text:p>3592.1</text:p>
          </table:table-cell>
          <table:table-cell office:value-type="float" office:value="3320.6" calcext:value-type="float">
            <text:p>3320.6</text:p>
          </table:table-cell>
          <table:table-cell table:style-name="ce3" table:formula="of:=AVERAGE([.Q40:.S40])" office:value-type="float" office:value="3703.97" calcext:value-type="float">
            <text:p>3703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8.14" calcext:value-type="float">
            <text:p>828.14</text:p>
          </table:table-cell>
          <table:table-cell table:style-name="Default" office:value-type="float" office:value="746.28" calcext:value-type="float">
            <text:p>746.28</text:p>
          </table:table-cell>
          <table:table-cell office:value-type="float" office:value="673.63" calcext:value-type="float">
            <text:p>673.63</text:p>
          </table:table-cell>
          <table:table-cell table:formula="of:=AVERAGE([.B41:.D41])" office:value-type="float" office:value="749.35" calcext:value-type="float">
            <text:p>749.35</text:p>
          </table:table-cell>
          <table:table-cell office:value-type="float" office:value="5" calcext:value-type="float">
            <text:p>5</text:p>
          </table:table-cell>
          <table:table-cell office:value-type="float" office:value="649.39" calcext:value-type="float">
            <text:p>649.39</text:p>
          </table:table-cell>
          <table:table-cell office:value-type="float" office:value="532.51" calcext:value-type="float">
            <text:p>532.51</text:p>
          </table:table-cell>
          <table:table-cell office:value-type="float" office:value="402.46" calcext:value-type="float">
            <text:p>402.46</text:p>
          </table:table-cell>
          <table:table-cell table:formula="of:=AVERAGE([.G41:.I41])" office:value-type="float" office:value="528.12" calcext:value-type="float">
            <text:p>528.12</text:p>
          </table:table-cell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422.4" calcext:value-type="float">
            <text:p>422.4</text:p>
          </table:table-cell>
          <table:table-cell office:value-type="float" office:value="322.64" calcext:value-type="float">
            <text:p>322.64</text:p>
          </table:table-cell>
          <table:table-cell table:formula="of:=AVERAGE([.L41:.N41])" office:value-type="float" office:value="443.286666666667" calcext:value-type="float">
            <text:p>443.29</text:p>
          </table:table-cell>
          <table:table-cell office:value-type="float" office:value="5" calcext:value-type="float">
            <text:p>5</text:p>
          </table:table-cell>
          <table:table-cell office:value-type="float" office:value="3781.91" calcext:value-type="float">
            <text:p>3781.91</text:p>
          </table:table-cell>
          <table:table-cell office:value-type="float" office:value="3481.19" calcext:value-type="float">
            <text:p>3481.19</text:p>
          </table:table-cell>
          <table:table-cell office:value-type="float" office:value="3065.26" calcext:value-type="float">
            <text:p>3065.26</text:p>
          </table:table-cell>
          <table:table-cell table:style-name="ce3" table:formula="of:=AVERAGE([.Q41:.S41])" office:value-type="float" office:value="3442.78666666667" calcext:value-type="float">
            <text:p>3442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7.51" calcext:value-type="float">
            <text:p>857.51</text:p>
          </table:table-cell>
          <table:table-cell table:style-name="Default" office:value-type="float" office:value="736.92" calcext:value-type="float">
            <text:p>736.92</text:p>
          </table:table-cell>
          <table:table-cell office:value-type="float" office:value="627.86" calcext:value-type="float">
            <text:p>627.86</text:p>
          </table:table-cell>
          <table:table-cell table:formula="of:=AVERAGE([.B42:.D42])" office:value-type="float" office:value="740.763333333333" calcext:value-type="float">
            <text:p>740.76</text:p>
          </table:table-cell>
          <table:table-cell office:value-type="float" office:value="6" calcext:value-type="float">
            <text:p>6</text:p>
          </table:table-cell>
          <table:table-cell office:value-type="float" office:value="729.85" calcext:value-type="float">
            <text:p>729.85</text:p>
          </table:table-cell>
          <table:table-cell office:value-type="float" office:value="449.64" calcext:value-type="float">
            <text:p>449.64</text:p>
          </table:table-cell>
          <table:table-cell office:value-type="float" office:value="417.2" calcext:value-type="float">
            <text:p>417.2</text:p>
          </table:table-cell>
          <table:table-cell table:formula="of:=AVERAGE([.G42:.I42])" office:value-type="float" office:value="532.23" calcext:value-type="float">
            <text:p>532.23</text:p>
          </table:table-cell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425.23" calcext:value-type="float">
            <text:p>425.23</text:p>
          </table:table-cell>
          <table:table-cell office:value-type="float" office:value="329.12" calcext:value-type="float">
            <text:p>329.12</text:p>
          </table:table-cell>
          <table:table-cell table:formula="of:=AVERAGE([.L42:.N42])" office:value-type="float" office:value="446.69" calcext:value-type="float">
            <text:p>446.69</text:p>
          </table:table-cell>
          <table:table-cell office:value-type="float" office:value="6" calcext:value-type="float">
            <text:p>6</text:p>
          </table:table-cell>
          <table:table-cell office:value-type="float" office:value="4119.64" calcext:value-type="float">
            <text:p>4119.64</text:p>
          </table:table-cell>
          <table:table-cell office:value-type="float" office:value="3435.2" calcext:value-type="float">
            <text:p>3435.2</text:p>
          </table:table-cell>
          <table:table-cell office:value-type="float" office:value="2954.89" calcext:value-type="float">
            <text:p>2954.89</text:p>
          </table:table-cell>
          <table:table-cell table:style-name="ce3" table:formula="of:=AVERAGE([.Q42:.S42])" office:value-type="float" office:value="3503.24333333333" calcext:value-type="float">
            <text:p>3503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5.4" calcext:value-type="float">
            <text:p>835.4</text:p>
          </table:table-cell>
          <table:table-cell table:style-name="Default" office:value-type="float" office:value="725.62" calcext:value-type="float">
            <text:p>725.62</text:p>
          </table:table-cell>
          <table:table-cell office:value-type="float" office:value="620.56" calcext:value-type="float">
            <text:p>620.56</text:p>
          </table:table-cell>
          <table:table-cell table:formula="of:=AVERAGE([.B43:.D43])" office:value-type="float" office:value="727.193333333333" calcext:value-type="float">
            <text:p>727.19</text:p>
          </table:table-cell>
          <table:table-cell office:value-type="float" office:value="7" calcext:value-type="float">
            <text:p>7</text:p>
          </table:table-cell>
          <table:table-cell office:value-type="float" office:value="713.62" calcext:value-type="float">
            <text:p>713.62</text:p>
          </table:table-cell>
          <table:table-cell office:value-type="float" office:value="500.99" calcext:value-type="float">
            <text:p>500.99</text:p>
          </table:table-cell>
          <table:table-cell office:value-type="float" office:value="405" calcext:value-type="float">
            <text:p>405</text:p>
          </table:table-cell>
          <table:table-cell table:formula="of:=AVERAGE([.G43:.I43])" office:value-type="float" office:value="539.87" calcext:value-type="float">
            <text:p>539.87</text:p>
          </table:table-cell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415.03" calcext:value-type="float">
            <text:p>415.03</text:p>
          </table:table-cell>
          <table:table-cell office:value-type="float" office:value="313.01" calcext:value-type="float">
            <text:p>313.01</text:p>
          </table:table-cell>
          <table:table-cell table:formula="of:=AVERAGE([.L43:.N43])" office:value-type="float" office:value="444.503333333333" calcext:value-type="float">
            <text:p>444.50</text:p>
          </table:table-cell>
          <table:table-cell office:value-type="float" office:value="7" calcext:value-type="float">
            <text:p>7</text:p>
          </table:table-cell>
          <table:table-cell office:value-type="float" office:value="3901.04" calcext:value-type="float">
            <text:p>3901.04</text:p>
          </table:table-cell>
          <table:table-cell office:value-type="float" office:value="3525.58" calcext:value-type="float">
            <text:p>3525.58</text:p>
          </table:table-cell>
          <table:table-cell office:value-type="float" office:value="2849.11" calcext:value-type="float">
            <text:p>2849.11</text:p>
          </table:table-cell>
          <table:table-cell table:style-name="ce3" table:formula="of:=AVERAGE([.Q43:.S43])" office:value-type="float" office:value="3425.24333333333" calcext:value-type="float">
            <text:p>3425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1.99" calcext:value-type="float">
            <text:p>881.99</text:p>
          </table:table-cell>
          <table:table-cell table:style-name="Default" office:value-type="float" office:value="739.25" calcext:value-type="float">
            <text:p>739.25</text:p>
          </table:table-cell>
          <table:table-cell office:value-type="float" office:value="617.29" calcext:value-type="float">
            <text:p>617.29</text:p>
          </table:table-cell>
          <table:table-cell table:formula="of:=AVERAGE([.B44:.D44])" office:value-type="float" office:value="746.176666666667" calcext:value-type="float">
            <text:p>746.18</text:p>
          </table:table-cell>
          <table:table-cell office:value-type="float" office:value="8" calcext:value-type="float">
            <text:p>8</text:p>
          </table:table-cell>
          <table:table-cell office:value-type="float" office:value="708.44" calcext:value-type="float">
            <text:p>708.44</text:p>
          </table:table-cell>
          <table:table-cell office:value-type="float" office:value="513.06" calcext:value-type="float">
            <text:p>513.06</text:p>
          </table:table-cell>
          <table:table-cell office:value-type="float" office:value="403.42" calcext:value-type="float">
            <text:p>403.42</text:p>
          </table:table-cell>
          <table:table-cell table:formula="of:=AVERAGE([.G44:.I44])" office:value-type="float" office:value="541.64" calcext:value-type="float">
            <text:p>541.64</text:p>
          </table:table-cell>
          <table:table-cell office:value-type="float" office:value="8" calcext:value-type="float">
            <text:p>8</text:p>
          </table:table-cell>
          <table:table-cell office:value-type="float" office:value="526.16" calcext:value-type="float">
            <text:p>526.16</text:p>
          </table:table-cell>
          <table:table-cell office:value-type="float" office:value="429.45" calcext:value-type="float">
            <text:p>429.45</text:p>
          </table:table-cell>
          <table:table-cell office:value-type="float" office:value="306.09" calcext:value-type="float">
            <text:p>306.09</text:p>
          </table:table-cell>
          <table:table-cell table:formula="of:=AVERAGE([.L44:.N44])" office:value-type="float" office:value="420.566666666667" calcext:value-type="float">
            <text:p>420.57</text:p>
          </table:table-cell>
          <table:table-cell office:value-type="float" office:value="8" calcext:value-type="float">
            <text:p>8</text:p>
          </table:table-cell>
          <table:table-cell office:value-type="float" office:value="3848.31" calcext:value-type="float">
            <text:p>3848.31</text:p>
          </table:table-cell>
          <table:table-cell office:value-type="float" office:value="3427.44" calcext:value-type="float">
            <text:p>3427.44</text:p>
          </table:table-cell>
          <table:table-cell office:value-type="float" office:value="2860.53" calcext:value-type="float">
            <text:p>2860.53</text:p>
          </table:table-cell>
          <table:table-cell table:style-name="ce3" table:formula="of:=AVERAGE([.Q44:.S44])" office:value-type="float" office:value="3378.76" calcext:value-type="float">
            <text:p>3378.76</text:p>
          </table:table-cell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office:value-type="string" calcext:value-type="string">
            <text:p>AVG of 3 al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8.06" calcext:value-type="float">
            <text:p>878.06</text:p>
          </table:table-cell>
          <table:table-cell table:style-name="Default" office:value-type="float" office:value="809.5" calcext:value-type="float">
            <text:p>809.5</text:p>
          </table:table-cell>
          <table:table-cell office:value-type="float" office:value="699.37" calcext:value-type="float">
            <text:p>699.37</text:p>
          </table:table-cell>
          <table:table-cell table:formula="of:=AVERAGE([.B47:.D47])" office:value-type="float" office:value="795.643333333333" calcext:value-type="float">
            <text:p>795.64</text:p>
          </table:table-cell>
          <table:table-cell office:value-type="float" office:value="1" calcext:value-type="float">
            <text:p>1</text:p>
          </table:table-cell>
          <table:table-cell office:value-type="float" office:value="678.29" calcext:value-type="float">
            <text:p>678.29</text:p>
          </table:table-cell>
          <table:table-cell office:value-type="float" office:value="540.07" calcext:value-type="float">
            <text:p>540.07</text:p>
          </table:table-cell>
          <table:table-cell office:value-type="float" office:value="465.1" calcext:value-type="float">
            <text:p>465.1</text:p>
          </table:table-cell>
          <table:table-cell table:formula="of:=AVERAGE([.G47:.I47])" office:value-type="float" office:value="561.153333333333" calcext:value-type="float">
            <text:p>561.15</text:p>
          </table:table-cell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404.46" calcext:value-type="float">
            <text:p>404.46</text:p>
          </table:table-cell>
          <table:table-cell office:value-type="float" office:value="339.88" calcext:value-type="float">
            <text:p>339.88</text:p>
          </table:table-cell>
          <table:table-cell table:formula="of:=AVERAGE([.L47:.N47])" office:value-type="float" office:value="398.63" calcext:value-type="float">
            <text:p>398.63</text:p>
          </table:table-cell>
          <table:table-cell office:value-type="float" office:value="1" calcext:value-type="float">
            <text:p>1</text:p>
          </table:table-cell>
          <table:table-cell office:value-type="float" office:value="4149.92" calcext:value-type="float">
            <text:p>4149.92</text:p>
          </table:table-cell>
          <table:table-cell office:value-type="float" office:value="3942.7" calcext:value-type="float">
            <text:p>3942.7</text:p>
          </table:table-cell>
          <table:table-cell office:value-type="float" office:value="3244.11" calcext:value-type="float">
            <text:p>3244.11</text:p>
          </table:table-cell>
          <table:table-cell table:style-name="ce3" table:formula="of:=AVERAGE([.Q47:.S47])" office:value-type="float" office:value="3778.91" calcext:value-type="float">
            <text:p>3778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2.25" calcext:value-type="float">
            <text:p>852.25</text:p>
          </table:table-cell>
          <table:table-cell table:style-name="Default" office:value-type="float" office:value="740.5" calcext:value-type="float">
            <text:p>740.5</text:p>
          </table:table-cell>
          <table:table-cell office:value-type="float" office:value="640.6" calcext:value-type="float">
            <text:p>640.6</text:p>
          </table:table-cell>
          <table:table-cell table:formula="of:=AVERAGE([.B48:.D48])" office:value-type="float" office:value="744.45" calcext:value-type="float">
            <text:p>744.45</text:p>
          </table:table-cell>
          <table:table-cell office:value-type="float" office:value="2" calcext:value-type="float">
            <text:p>2</text:p>
          </table:table-cell>
          <table:table-cell office:value-type="float" office:value="607.98" calcext:value-type="float">
            <text:p>607.98</text:p>
          </table:table-cell>
          <table:table-cell office:value-type="float" office:value="489.43" calcext:value-type="float">
            <text:p>489.43</text:p>
          </table:table-cell>
          <table:table-cell office:value-type="float" office:value="407.2" calcext:value-type="float">
            <text:p>407.2</text:p>
          </table:table-cell>
          <table:table-cell table:formula="of:=AVERAGE([.G48:.I48])" office:value-type="float" office:value="501.536666666667" calcext:value-type="float">
            <text:p>501.54</text:p>
          </table:table-cell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373.08" calcext:value-type="float">
            <text:p>373.08</text:p>
          </table:table-cell>
          <table:table-cell office:value-type="float" office:value="299.08" calcext:value-type="float">
            <text:p>299.08</text:p>
          </table:table-cell>
          <table:table-cell table:formula="of:=AVERAGE([.L48:.N48])" office:value-type="float" office:value="374.57" calcext:value-type="float">
            <text:p>374.57</text:p>
          </table:table-cell>
          <table:table-cell office:value-type="float" office:value="2" calcext:value-type="float">
            <text:p>2</text:p>
          </table:table-cell>
          <table:table-cell office:value-type="float" office:value="3590.81" calcext:value-type="float">
            <text:p>3590.81</text:p>
          </table:table-cell>
          <table:table-cell office:value-type="float" office:value="3373.46" calcext:value-type="float">
            <text:p>3373.46</text:p>
          </table:table-cell>
          <table:table-cell office:value-type="float" office:value="3005.37" calcext:value-type="float">
            <text:p>3005.37</text:p>
          </table:table-cell>
          <table:table-cell table:style-name="ce3" table:formula="of:=AVERAGE([.Q48:.S48])" office:value-type="float" office:value="3323.21333333333" calcext:value-type="float">
            <text:p>3323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8.98" calcext:value-type="float">
            <text:p>768.98</text:p>
          </table:table-cell>
          <table:table-cell table:style-name="Default" office:value-type="float" office:value="670.27" calcext:value-type="float">
            <text:p>670.27</text:p>
          </table:table-cell>
          <table:table-cell office:value-type="float" office:value="583.68" calcext:value-type="float">
            <text:p>583.68</text:p>
          </table:table-cell>
          <table:table-cell table:formula="of:=AVERAGE([.B49:.D49])" office:value-type="float" office:value="674.31" calcext:value-type="float">
            <text:p>674.31</text:p>
          </table:table-cell>
          <table:table-cell office:value-type="float" office:value="3" calcext:value-type="float">
            <text:p>3</text:p>
          </table:table-cell>
          <table:table-cell office:value-type="float" office:value="599.4" calcext:value-type="float">
            <text:p>599.4</text:p>
          </table:table-cell>
          <table:table-cell office:value-type="float" office:value="448.91" calcext:value-type="float">
            <text:p>448.91</text:p>
          </table:table-cell>
          <table:table-cell office:value-type="float" office:value="369.74" calcext:value-type="float">
            <text:p>369.74</text:p>
          </table:table-cell>
          <table:table-cell table:formula="of:=AVERAGE([.G49:.I49])" office:value-type="float" office:value="472.683333333333" calcext:value-type="float">
            <text:p>472.68</text:p>
          </table:table-cell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363.39" calcext:value-type="float">
            <text:p>363.39</text:p>
          </table:table-cell>
          <table:table-cell office:value-type="float" office:value="276.12" calcext:value-type="float">
            <text:p>276.12</text:p>
          </table:table-cell>
          <table:table-cell table:formula="of:=AVERAGE([.L49:.N49])" office:value-type="float" office:value="363.686666666667" calcext:value-type="float">
            <text:p>363.69</text:p>
          </table:table-cell>
          <table:table-cell office:value-type="float" office:value="3" calcext:value-type="float">
            <text:p>3</text:p>
          </table:table-cell>
          <table:table-cell office:value-type="float" office:value="3279.62" calcext:value-type="float">
            <text:p>3279.62</text:p>
          </table:table-cell>
          <table:table-cell office:value-type="float" office:value="3072.13" calcext:value-type="float">
            <text:p>3072.13</text:p>
          </table:table-cell>
          <table:table-cell office:value-type="float" office:value="2780.72" calcext:value-type="float">
            <text:p>2780.72</text:p>
          </table:table-cell>
          <table:table-cell table:style-name="ce3" table:formula="of:=AVERAGE([.Q49:.S49])" office:value-type="float" office:value="3044.15666666667" calcext:value-type="float">
            <text:p>3044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1.83" calcext:value-type="float">
            <text:p>701.83</text:p>
          </table:table-cell>
          <table:table-cell table:style-name="Default" office:value-type="float" office:value="638.7" calcext:value-type="float">
            <text:p>638.7</text:p>
          </table:table-cell>
          <table:table-cell office:value-type="float" office:value="526.49" calcext:value-type="float">
            <text:p>526.49</text:p>
          </table:table-cell>
          <table:table-cell table:formula="of:=AVERAGE([.B50:.D50])" office:value-type="float" office:value="622.34" calcext:value-type="float">
            <text:p>622.34</text:p>
          </table:table-cell>
          <table:table-cell office:value-type="float" office:value="4" calcext:value-type="float">
            <text:p>4</text:p>
          </table:table-cell>
          <table:table-cell office:value-type="float" office:value="544.89" calcext:value-type="float">
            <text:p>544.89</text:p>
          </table:table-cell>
          <table:table-cell office:value-type="float" office:value="420.97" calcext:value-type="float">
            <text:p>420.97</text:p>
          </table:table-cell>
          <table:table-cell office:value-type="float" office:value="341.84" calcext:value-type="float">
            <text:p>341.84</text:p>
          </table:table-cell>
          <table:table-cell table:formula="of:=AVERAGE([.G50:.I50])" office:value-type="float" office:value="435.9" calcext:value-type="float">
            <text:p>435.90</text:p>
          </table:table-cell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309.69" calcext:value-type="float">
            <text:p>309.69</text:p>
          </table:table-cell>
          <table:table-cell office:value-type="float" office:value="265.53" calcext:value-type="float">
            <text:p>265.53</text:p>
          </table:table-cell>
          <table:table-cell table:formula="of:=AVERAGE([.L50:.N50])" office:value-type="float" office:value="371.95" calcext:value-type="float">
            <text:p>371.95</text:p>
          </table:table-cell>
          <table:table-cell office:value-type="float" office:value="4" calcext:value-type="float">
            <text:p>4</text:p>
          </table:table-cell>
          <table:table-cell office:value-type="float" office:value="3131.71" calcext:value-type="float">
            <text:p>3131.71</text:p>
          </table:table-cell>
          <table:table-cell office:value-type="float" office:value="2930.76" calcext:value-type="float">
            <text:p>2930.76</text:p>
          </table:table-cell>
          <table:table-cell office:value-type="float" office:value="2709.6" calcext:value-type="float">
            <text:p>2709.6</text:p>
          </table:table-cell>
          <table:table-cell table:style-name="ce3" table:formula="of:=AVERAGE([.Q50:.S50])" office:value-type="float" office:value="2924.02333333333" calcext:value-type="float">
            <text:p>2924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0.74" calcext:value-type="float">
            <text:p>660.74</text:p>
          </table:table-cell>
          <table:table-cell table:style-name="Default" office:value-type="float" office:value="626.46" calcext:value-type="float">
            <text:p>626.46</text:p>
          </table:table-cell>
          <table:table-cell office:value-type="float" office:value="516.43" calcext:value-type="float">
            <text:p>516.43</text:p>
          </table:table-cell>
          <table:table-cell table:formula="of:=AVERAGE([.B51:.D51])" office:value-type="float" office:value="601.21" calcext:value-type="float">
            <text:p>601.21</text:p>
          </table:table-cell>
          <table:table-cell office:value-type="float" office:value="5" calcext:value-type="float">
            <text:p>5</text:p>
          </table:table-cell>
          <table:table-cell office:value-type="float" office:value="565.69" calcext:value-type="float">
            <text:p>565.69</text:p>
          </table:table-cell>
          <table:table-cell office:value-type="float" office:value="359.79" calcext:value-type="float">
            <text:p>359.79</text:p>
          </table:table-cell>
          <table:table-cell office:value-type="float" office:value="423.29" calcext:value-type="float">
            <text:p>423.29</text:p>
          </table:table-cell>
          <table:table-cell table:formula="of:=AVERAGE([.G51:.I51])" office:value-type="float" office:value="449.59" calcext:value-type="float">
            <text:p>449.59</text:p>
          </table:table-cell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361.8" calcext:value-type="float">
            <text:p>361.8</text:p>
          </table:table-cell>
          <table:table-cell office:value-type="float" office:value="263.75" calcext:value-type="float">
            <text:p>263.75</text:p>
          </table:table-cell>
          <table:table-cell table:formula="of:=AVERAGE([.L51:.N51])" office:value-type="float" office:value="403.456666666667" calcext:value-type="float">
            <text:p>403.46</text:p>
          </table:table-cell>
          <table:table-cell office:value-type="float" office:value="5" calcext:value-type="float">
            <text:p>5</text:p>
          </table:table-cell>
          <table:table-cell office:value-type="float" office:value="3102.31" calcext:value-type="float">
            <text:p>3102.31</text:p>
          </table:table-cell>
          <table:table-cell office:value-type="float" office:value="2815.32" calcext:value-type="float">
            <text:p>2815.32</text:p>
          </table:table-cell>
          <table:table-cell office:value-type="float" office:value="2503.63" calcext:value-type="float">
            <text:p>2503.63</text:p>
          </table:table-cell>
          <table:table-cell table:style-name="ce3" table:formula="of:=AVERAGE([.Q51:.S51])" office:value-type="float" office:value="2807.08666666667" calcext:value-type="float">
            <text:p>2807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8.71" calcext:value-type="float">
            <text:p>638.71</text:p>
          </table:table-cell>
          <table:table-cell table:style-name="Default" office:value-type="float" office:value="609.32" calcext:value-type="float">
            <text:p>609.32</text:p>
          </table:table-cell>
          <table:table-cell office:value-type="float" office:value="488.12" calcext:value-type="float">
            <text:p>488.12</text:p>
          </table:table-cell>
          <table:table-cell table:formula="of:=AVERAGE([.B52:.D52])" office:value-type="float" office:value="578.716666666667" calcext:value-type="float">
            <text:p>578.72</text:p>
          </table:table-cell>
          <table:table-cell office:value-type="float" office:value="6" calcext:value-type="float">
            <text:p>6</text:p>
          </table:table-cell>
          <table:table-cell office:value-type="float" office:value="546.29" calcext:value-type="float">
            <text:p>546.29</text:p>
          </table:table-cell>
          <table:table-cell office:value-type="float" office:value="396.08" calcext:value-type="float">
            <text:p>396.08</text:p>
          </table:table-cell>
          <table:table-cell office:value-type="float" office:value="319.97" calcext:value-type="float">
            <text:p>319.97</text:p>
          </table:table-cell>
          <table:table-cell table:formula="of:=AVERAGE([.G52:.I52])" office:value-type="float" office:value="420.78" calcext:value-type="float">
            <text:p>420.78</text:p>
          </table:table-cell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345.7" calcext:value-type="float">
            <text:p>345.7</text:p>
          </table:table-cell>
          <table:table-cell office:value-type="float" office:value="262.37" calcext:value-type="float">
            <text:p>262.37</text:p>
          </table:table-cell>
          <table:table-cell table:formula="of:=AVERAGE([.L52:.N52])" office:value-type="float" office:value="397.93" calcext:value-type="float">
            <text:p>397.93</text:p>
          </table:table-cell>
          <table:table-cell office:value-type="float" office:value="6" calcext:value-type="float">
            <text:p>6</text:p>
          </table:table-cell>
          <table:table-cell office:value-type="float" office:value="3138.94" calcext:value-type="float">
            <text:p>3138.94</text:p>
          </table:table-cell>
          <table:table-cell office:value-type="float" office:value="2893.54" calcext:value-type="float">
            <text:p>2893.54</text:p>
          </table:table-cell>
          <table:table-cell office:value-type="float" office:value="2524.97" calcext:value-type="float">
            <text:p>2524.97</text:p>
          </table:table-cell>
          <table:table-cell table:style-name="ce3" table:formula="of:=AVERAGE([.Q52:.S52])" office:value-type="float" office:value="2852.48333333333" calcext:value-type="float">
            <text:p>2852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2.38" calcext:value-type="float">
            <text:p>672.38</text:p>
          </table:table-cell>
          <table:table-cell table:style-name="Default" office:value-type="float" office:value="566.97" calcext:value-type="float">
            <text:p>566.97</text:p>
          </table:table-cell>
          <table:table-cell office:value-type="float" office:value="483.66" calcext:value-type="float">
            <text:p>483.66</text:p>
          </table:table-cell>
          <table:table-cell table:formula="of:=AVERAGE([.B53:.D53])" office:value-type="float" office:value="574.336666666667" calcext:value-type="float">
            <text:p>574.34</text:p>
          </table:table-cell>
          <table:table-cell office:value-type="float" office:value="7" calcext:value-type="float">
            <text:p>7</text:p>
          </table:table-cell>
          <table:table-cell office:value-type="float" office:value="515.59" calcext:value-type="float">
            <text:p>515.59</text:p>
          </table:table-cell>
          <table:table-cell office:value-type="float" office:value="443.41" calcext:value-type="float">
            <text:p>443.41</text:p>
          </table:table-cell>
          <table:table-cell office:value-type="float" office:value="312.11" calcext:value-type="float">
            <text:p>312.11</text:p>
          </table:table-cell>
          <table:table-cell table:formula="of:=AVERAGE([.G53:.I53])" office:value-type="float" office:value="423.703333333333" calcext:value-type="float">
            <text:p>423.70</text:p>
          </table:table-cell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345.7" calcext:value-type="float">
            <text:p>345.7</text:p>
          </table:table-cell>
          <table:table-cell office:value-type="float" office:value="263.27" calcext:value-type="float">
            <text:p>263.27</text:p>
          </table:table-cell>
          <table:table-cell table:formula="of:=AVERAGE([.L53:.N53])" office:value-type="float" office:value="404.813333333333" calcext:value-type="float">
            <text:p>404.81</text:p>
          </table:table-cell>
          <table:table-cell office:value-type="float" office:value="7" calcext:value-type="float">
            <text:p>7</text:p>
          </table:table-cell>
          <table:table-cell office:value-type="float" office:value="2951.01" calcext:value-type="float">
            <text:p>2951.01</text:p>
          </table:table-cell>
          <table:table-cell office:value-type="float" office:value="2695.73" calcext:value-type="float">
            <text:p>2695.73</text:p>
          </table:table-cell>
          <table:table-cell office:value-type="float" office:value="2498.24" calcext:value-type="float">
            <text:p>2498.24</text:p>
          </table:table-cell>
          <table:table-cell table:style-name="ce3" table:formula="of:=AVERAGE([.Q53:.S53])" office:value-type="float" office:value="2714.99333333333" calcext:value-type="float">
            <text:p>2714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9.18" calcext:value-type="float">
            <text:p>639.18</text:p>
          </table:table-cell>
          <table:table-cell table:style-name="Default" office:value-type="float" office:value="574.64" calcext:value-type="float">
            <text:p>574.64</text:p>
          </table:table-cell>
          <table:table-cell office:value-type="float" office:value="463.09" calcext:value-type="float">
            <text:p>463.09</text:p>
          </table:table-cell>
          <table:table-cell table:formula="of:=AVERAGE([.B54:.D54])" office:value-type="float" office:value="558.97" calcext:value-type="float">
            <text:p>558.97</text:p>
          </table:table-cell>
          <table:table-cell office:value-type="float" office:value="8" calcext:value-type="float">
            <text:p>8</text:p>
          </table:table-cell>
          <table:table-cell office:value-type="float" office:value="502.33" calcext:value-type="float">
            <text:p>502.33</text:p>
          </table:table-cell>
          <table:table-cell office:value-type="float" office:value="403.96" calcext:value-type="float">
            <text:p>403.96</text:p>
          </table:table-cell>
          <table:table-cell office:value-type="float" office:value="302.12" calcext:value-type="float">
            <text:p>302.12</text:p>
          </table:table-cell>
          <table:table-cell table:formula="of:=AVERAGE([.G54:.I54])" office:value-type="float" office:value="402.803333333333" calcext:value-type="float">
            <text:p>402.80</text:p>
          </table:table-cell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305.8" calcext:value-type="float">
            <text:p>305.8</text:p>
          </table:table-cell>
          <table:table-cell office:value-type="float" office:value="257.04" calcext:value-type="float">
            <text:p>257.04</text:p>
          </table:table-cell>
          <table:table-cell table:formula="of:=AVERAGE([.L54:.N54])" office:value-type="float" office:value="343.95" calcext:value-type="float">
            <text:p>343.95</text:p>
          </table:table-cell>
          <table:table-cell office:value-type="float" office:value="8" calcext:value-type="float">
            <text:p>8</text:p>
          </table:table-cell>
          <table:table-cell office:value-type="float" office:value="2958.23" calcext:value-type="float">
            <text:p>2958.23</text:p>
          </table:table-cell>
          <table:table-cell office:value-type="float" office:value="2578.23" calcext:value-type="float">
            <text:p>2578.23</text:p>
          </table:table-cell>
          <table:table-cell office:value-type="float" office:value="2559.86" calcext:value-type="float">
            <text:p>2559.86</text:p>
          </table:table-cell>
          <table:table-cell table:style-name="ce3" table:formula="of:=AVERAGE([.Q54:.S54])" office:value-type="float" office:value="2698.77333333333" calcext:value-type="float">
            <text:p>2698.77</text:p>
          </table:table-cell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office:value-type="string" calcext:value-type="string">
            <text:p>AVG of 3 al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7.31" calcext:value-type="float">
            <text:p>727.31</text:p>
          </table:table-cell>
          <table:table-cell table:style-name="Default" office:value-type="float" office:value="667.32" calcext:value-type="float">
            <text:p>667.32</text:p>
          </table:table-cell>
          <table:table-cell office:value-type="float" office:value="587.16" calcext:value-type="float">
            <text:p>587.16</text:p>
          </table:table-cell>
          <table:table-cell table:formula="of:=AVERAGE([.B57:.D57])" office:value-type="float" office:value="660.596666666667" calcext:value-type="float">
            <text:p>660.60</text:p>
          </table:table-cell>
          <table:table-cell office:value-type="float" office:value="1" calcext:value-type="float">
            <text:p>1</text:p>
          </table:table-cell>
          <table:table-cell office:value-type="float" office:value="573.27" calcext:value-type="float">
            <text:p>573.27</text:p>
          </table:table-cell>
          <table:table-cell office:value-type="float" office:value="415.9" calcext:value-type="float">
            <text:p>415.9</text:p>
          </table:table-cell>
          <table:table-cell office:value-type="float" office:value="366.12" calcext:value-type="float">
            <text:p>366.12</text:p>
          </table:table-cell>
          <table:table-cell table:formula="of:=AVERAGE([.G57:.I57])" office:value-type="float" office:value="451.763333333333" calcext:value-type="float">
            <text:p>451.76</text:p>
          </table:table-cell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35.04" calcext:value-type="float">
            <text:p>335.04</text:p>
          </table:table-cell>
          <table:table-cell office:value-type="float" office:value="282.89" calcext:value-type="float">
            <text:p>282.89</text:p>
          </table:table-cell>
          <table:table-cell table:formula="of:=AVERAGE([.L57:.N57])" office:value-type="float" office:value="356.493333333333" calcext:value-type="float">
            <text:p>356.49</text:p>
          </table:table-cell>
          <table:table-cell office:value-type="float" office:value="1" calcext:value-type="float">
            <text:p>1</text:p>
          </table:table-cell>
          <table:table-cell office:value-type="float" office:value="3330.51" calcext:value-type="float">
            <text:p>3330.51</text:p>
          </table:table-cell>
          <table:table-cell office:value-type="float" office:value="3174.93" calcext:value-type="float">
            <text:p>3174.93</text:p>
          </table:table-cell>
          <table:table-cell office:value-type="float" office:value="2897.79" calcext:value-type="float">
            <text:p>2897.79</text:p>
          </table:table-cell>
          <table:table-cell table:style-name="ce3" table:formula="of:=AVERAGE([.Q57:.S57])" office:value-type="float" office:value="3134.41" calcext:value-type="float">
            <text:p>3134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2.58" calcext:value-type="float">
            <text:p>652.58</text:p>
          </table:table-cell>
          <table:table-cell table:style-name="Default" office:value-type="float" office:value="555.19" calcext:value-type="float">
            <text:p>555.19</text:p>
          </table:table-cell>
          <table:table-cell office:value-type="float" office:value="488.39" calcext:value-type="float">
            <text:p>488.39</text:p>
          </table:table-cell>
          <table:table-cell table:formula="of:=AVERAGE([.B58:.D58])" office:value-type="float" office:value="565.386666666667" calcext:value-type="float">
            <text:p>565.39</text:p>
          </table:table-cell>
          <table:table-cell office:value-type="float" office:value="2" calcext:value-type="float">
            <text:p>2</text:p>
          </table:table-cell>
          <table:table-cell office:value-type="float" office:value="482.16" calcext:value-type="float">
            <text:p>482.16</text:p>
          </table:table-cell>
          <table:table-cell office:value-type="float" office:value="388.33" calcext:value-type="float">
            <text:p>388.33</text:p>
          </table:table-cell>
          <table:table-cell office:value-type="float" office:value="303.13" calcext:value-type="float">
            <text:p>303.13</text:p>
          </table:table-cell>
          <table:table-cell table:formula="of:=AVERAGE([.G58:.I58])" office:value-type="float" office:value="391.206666666667" calcext:value-type="float">
            <text:p>391.21</text:p>
          </table:table-cell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283.43" calcext:value-type="float">
            <text:p>283.43</text:p>
          </table:table-cell>
          <table:table-cell office:value-type="float" office:value="254.56" calcext:value-type="float">
            <text:p>254.56</text:p>
          </table:table-cell>
          <table:table-cell table:formula="of:=AVERAGE([.L58:.N58])" office:value-type="float" office:value="329.846666666667" calcext:value-type="float">
            <text:p>329.85</text:p>
          </table:table-cell>
          <table:table-cell office:value-type="float" office:value="2" calcext:value-type="float">
            <text:p>2</text:p>
          </table:table-cell>
          <table:table-cell office:value-type="float" office:value="2910.51" calcext:value-type="float">
            <text:p>2910.51</text:p>
          </table:table-cell>
          <table:table-cell office:value-type="float" office:value="2749.1" calcext:value-type="float">
            <text:p>2749.1</text:p>
          </table:table-cell>
          <table:table-cell office:value-type="float" office:value="2433.85" calcext:value-type="float">
            <text:p>2433.85</text:p>
          </table:table-cell>
          <table:table-cell table:style-name="ce3" table:formula="of:=AVERAGE([.Q58:.S58])" office:value-type="float" office:value="2697.82" calcext:value-type="float">
            <text:p>2697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1.86" calcext:value-type="float">
            <text:p>571.86</text:p>
          </table:table-cell>
          <table:table-cell table:style-name="Default" office:value-type="float" office:value="507.15" calcext:value-type="float">
            <text:p>507.15</text:p>
          </table:table-cell>
          <table:table-cell office:value-type="float" office:value="428.9" calcext:value-type="float">
            <text:p>428.9</text:p>
          </table:table-cell>
          <table:table-cell table:formula="of:=AVERAGE([.B59:.D59])" office:value-type="float" office:value="502.636666666667" calcext:value-type="float">
            <text:p>502.64</text:p>
          </table:table-cell>
          <table:table-cell office:value-type="float" office:value="3" calcext:value-type="float">
            <text:p>3</text:p>
          </table:table-cell>
          <table:table-cell office:value-type="float" office:value="476.97" calcext:value-type="float">
            <text:p>476.97</text:p>
          </table:table-cell>
          <table:table-cell office:value-type="float" office:value="307.39" calcext:value-type="float">
            <text:p>307.39</text:p>
          </table:table-cell>
          <table:table-cell office:value-type="float" office:value="280.4" calcext:value-type="float">
            <text:p>280.4</text:p>
          </table:table-cell>
          <table:table-cell table:formula="of:=AVERAGE([.G59:.I59])" office:value-type="float" office:value="354.92" calcext:value-type="float">
            <text:p>354.92</text:p>
          </table:table-cell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274.03" calcext:value-type="float">
            <text:p>274.03</text:p>
          </table:table-cell>
          <table:table-cell office:value-type="float" office:value="254.56" calcext:value-type="float">
            <text:p>254.56</text:p>
          </table:table-cell>
          <table:table-cell table:formula="of:=AVERAGE([.L59:.N59])" office:value-type="float" office:value="326.713333333333" calcext:value-type="float">
            <text:p>326.71</text:p>
          </table:table-cell>
          <table:table-cell office:value-type="float" office:value="3" calcext:value-type="float">
            <text:p>3</text:p>
          </table:table-cell>
          <table:table-cell office:value-type="float" office:value="2611.31" calcext:value-type="float">
            <text:p>2611.31</text:p>
          </table:table-cell>
          <table:table-cell office:value-type="float" office:value="2407.93" calcext:value-type="float">
            <text:p>2407.93</text:p>
          </table:table-cell>
          <table:table-cell office:value-type="float" office:value="2154.41" calcext:value-type="float">
            <text:p>2154.41</text:p>
          </table:table-cell>
          <table:table-cell table:style-name="ce3" table:formula="of:=AVERAGE([.Q59:.S59])" office:value-type="float" office:value="2391.21666666667" calcext:value-type="float">
            <text:p>2391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.82" calcext:value-type="float">
            <text:p>546.82</text:p>
          </table:table-cell>
          <table:table-cell table:style-name="Default" office:value-type="float" office:value="472.73" calcext:value-type="float">
            <text:p>472.73</text:p>
          </table:table-cell>
          <table:table-cell office:value-type="float" office:value="400.16" calcext:value-type="float">
            <text:p>400.16</text:p>
          </table:table-cell>
          <table:table-cell table:formula="of:=AVERAGE([.B60:.D60])" office:value-type="float" office:value="473.236666666667" calcext:value-type="float">
            <text:p>473.24</text:p>
          </table:table-cell>
          <table:table-cell office:value-type="float" office:value="4" calcext:value-type="float">
            <text:p>4</text:p>
          </table:table-cell>
          <table:table-cell office:value-type="float" office:value="392.87" calcext:value-type="float">
            <text:p>392.87</text:p>
          </table:table-cell>
          <table:table-cell office:value-type="float" office:value="298.52" calcext:value-type="float">
            <text:p>298.52</text:p>
          </table:table-cell>
          <table:table-cell office:value-type="float" office:value="252.07" calcext:value-type="float">
            <text:p>252.07</text:p>
          </table:table-cell>
          <table:table-cell table:formula="of:=AVERAGE([.G60:.I60])" office:value-type="float" office:value="314.486666666667" calcext:value-type="float">
            <text:p>314.49</text:p>
          </table:table-cell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256.73" calcext:value-type="float">
            <text:p>256.73</text:p>
          </table:table-cell>
          <table:table-cell office:value-type="float" office:value="254.56" calcext:value-type="float">
            <text:p>254.56</text:p>
          </table:table-cell>
          <table:table-cell table:formula="of:=AVERAGE([.L60:.N60])" office:value-type="float" office:value="350.64" calcext:value-type="float">
            <text:p>350.64</text:p>
          </table:table-cell>
          <table:table-cell office:value-type="float" office:value="4" calcext:value-type="float">
            <text:p>4</text:p>
          </table:table-cell>
          <table:table-cell office:value-type="float" office:value="2416.39" calcext:value-type="float">
            <text:p>2416.39</text:p>
          </table:table-cell>
          <table:table-cell office:value-type="float" office:value="2200.05" calcext:value-type="float">
            <text:p>2200.05</text:p>
          </table:table-cell>
          <table:table-cell office:value-type="float" office:value="1937.52" calcext:value-type="float">
            <text:p>1937.52</text:p>
          </table:table-cell>
          <table:table-cell table:style-name="ce3" table:formula="of:=AVERAGE([.Q60:.S60])" office:value-type="float" office:value="2184.65333333333" calcext:value-type="float">
            <text:p>2184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6.97" calcext:value-type="float">
            <text:p>566.97</text:p>
          </table:table-cell>
          <table:table-cell table:style-name="Default" office:value-type="float" office:value="434.02" calcext:value-type="float">
            <text:p>434.02</text:p>
          </table:table-cell>
          <table:table-cell office:value-type="float" office:value="372.57" calcext:value-type="float">
            <text:p>372.57</text:p>
          </table:table-cell>
          <table:table-cell table:formula="of:=AVERAGE([.B61:.D61])" office:value-type="float" office:value="457.853333333333" calcext:value-type="float">
            <text:p>457.85</text:p>
          </table:table-cell>
          <table:table-cell office:value-type="float" office:value="5" calcext:value-type="float">
            <text:p>5</text:p>
          </table:table-cell>
          <table:table-cell office:value-type="float" office:value="390.18" calcext:value-type="float">
            <text:p>390.18</text:p>
          </table:table-cell>
          <table:table-cell office:value-type="float" office:value="290.23" calcext:value-type="float">
            <text:p>290.23</text:p>
          </table:table-cell>
          <table:table-cell office:value-type="float" office:value="248.76" calcext:value-type="float">
            <text:p>248.76</text:p>
          </table:table-cell>
          <table:table-cell table:formula="of:=AVERAGE([.G61:.I61])" office:value-type="float" office:value="309.723333333333" calcext:value-type="float">
            <text:p>309.72</text:p>
          </table:table-cell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287.11" calcext:value-type="float">
            <text:p>287.11</text:p>
          </table:table-cell>
          <table:table-cell office:value-type="float" office:value="254.56" calcext:value-type="float">
            <text:p>254.56</text:p>
          </table:table-cell>
          <table:table-cell table:formula="of:=AVERAGE([.L61:.N61])" office:value-type="float" office:value="375.496666666667" calcext:value-type="float">
            <text:p>375.50</text:p>
          </table:table-cell>
          <table:table-cell office:value-type="float" office:value="5" calcext:value-type="float">
            <text:p>5</text:p>
          </table:table-cell>
          <table:table-cell office:value-type="float" office:value="2483.78" calcext:value-type="float">
            <text:p>2483.78</text:p>
          </table:table-cell>
          <table:table-cell office:value-type="float" office:value="2132.38" calcext:value-type="float">
            <text:p>2132.38</text:p>
          </table:table-cell>
          <table:table-cell office:value-type="float" office:value="1929.84" calcext:value-type="float">
            <text:p>1929.84</text:p>
          </table:table-cell>
          <table:table-cell table:style-name="ce3" table:formula="of:=AVERAGE([.Q61:.S61])" office:value-type="float" office:value="2182" calcext:value-type="float">
            <text:p>2182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9.38" calcext:value-type="float">
            <text:p>539.38</text:p>
          </table:table-cell>
          <table:table-cell table:style-name="Default" office:value-type="float" office:value="413.57" calcext:value-type="float">
            <text:p>413.57</text:p>
          </table:table-cell>
          <table:table-cell office:value-type="float" office:value="357.67" calcext:value-type="float">
            <text:p>357.67</text:p>
          </table:table-cell>
          <table:table-cell table:formula="of:=AVERAGE([.B62:.D62])" office:value-type="float" office:value="436.873333333333" calcext:value-type="float">
            <text:p>436.87</text:p>
          </table:table-cell>
          <table:table-cell office:value-type="float" office:value="6" calcext:value-type="float">
            <text:p>6</text:p>
          </table:table-cell>
          <table:table-cell office:value-type="float" office:value="546.29" calcext:value-type="float">
            <text:p>546.29</text:p>
          </table:table-cell>
          <table:table-cell office:value-type="float" office:value="283.4" calcext:value-type="float">
            <text:p>283.4</text:p>
          </table:table-cell>
          <table:table-cell office:value-type="float" office:value="248.91" calcext:value-type="float">
            <text:p>248.91</text:p>
          </table:table-cell>
          <table:table-cell table:formula="of:=AVERAGE([.G62:.I62])" office:value-type="float" office:value="359.533333333333" calcext:value-type="float">
            <text:p>359.53</text:p>
          </table:table-cell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table:number-columns-repeated="2" office:value-type="float" office:value="254.56" calcext:value-type="float">
            <text:p>254.56</text:p>
          </table:table-cell>
          <table:table-cell table:formula="of:=AVERAGE([.L62:.N62])" office:value-type="float" office:value="364.946666666667" calcext:value-type="float">
            <text:p>364.95</text:p>
          </table:table-cell>
          <table:table-cell office:value-type="float" office:value="6" calcext:value-type="float">
            <text:p>6</text:p>
          </table:table-cell>
          <table:table-cell office:value-type="float" office:value="2483.78" calcext:value-type="float">
            <text:p>2483.78</text:p>
          </table:table-cell>
          <table:table-cell office:value-type="float" office:value="1936.84" calcext:value-type="float">
            <text:p>1936.84</text:p>
          </table:table-cell>
          <table:table-cell office:value-type="float" office:value="1679.15" calcext:value-type="float">
            <text:p>1679.15</text:p>
          </table:table-cell>
          <table:table-cell table:style-name="ce3" table:formula="of:=AVERAGE([.Q62:.S62])" office:value-type="float" office:value="2033.25666666667" calcext:value-type="float">
            <text:p>2033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1.88" calcext:value-type="float">
            <text:p>471.88</text:p>
          </table:table-cell>
          <table:table-cell table:style-name="Default" office:value-type="float" office:value="371.47" calcext:value-type="float">
            <text:p>371.47</text:p>
          </table:table-cell>
          <table:table-cell office:value-type="float" office:value="333.38" calcext:value-type="float">
            <text:p>333.38</text:p>
          </table:table-cell>
          <table:table-cell table:formula="of:=AVERAGE([.B63:.D63])" office:value-type="float" office:value="392.243333333333" calcext:value-type="float">
            <text:p>392.24</text:p>
          </table:table-cell>
          <table:table-cell office:value-type="float" office:value="7" calcext:value-type="float">
            <text:p>7</text:p>
          </table:table-cell>
          <table:table-cell office:value-type="float" office:value="508.58" calcext:value-type="float">
            <text:p>508.58</text:p>
          </table:table-cell>
          <table:table-cell office:value-type="float" office:value="323.38" calcext:value-type="float">
            <text:p>323.38</text:p>
          </table:table-cell>
          <table:table-cell office:value-type="float" office:value="247.47" calcext:value-type="float">
            <text:p>247.47</text:p>
          </table:table-cell>
          <table:table-cell table:formula="of:=AVERAGE([.G63:.I63])" office:value-type="float" office:value="359.81" calcext:value-type="float">
            <text:p>359.81</text:p>
          </table:table-cell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282.06" calcext:value-type="float">
            <text:p>282.06</text:p>
          </table:table-cell>
          <table:table-cell office:value-type="float" office:value="254.56" calcext:value-type="float">
            <text:p>254.56</text:p>
          </table:table-cell>
          <table:table-cell table:formula="of:=AVERAGE([.L63:.N63])" office:value-type="float" office:value="380.696666666667" calcext:value-type="float">
            <text:p>380.70</text:p>
          </table:table-cell>
          <table:table-cell office:value-type="float" office:value="7" calcext:value-type="float">
            <text:p>7</text:p>
          </table:table-cell>
          <table:table-cell office:value-type="float" office:value="2214.17" calcext:value-type="float">
            <text:p>2214.17</text:p>
          </table:table-cell>
          <table:table-cell office:value-type="float" office:value="1945.64" calcext:value-type="float">
            <text:p>1945.64</text:p>
          </table:table-cell>
          <table:table-cell office:value-type="float" office:value="1652.92" calcext:value-type="float">
            <text:p>1652.92</text:p>
          </table:table-cell>
          <table:table-cell table:style-name="ce3" table:formula="of:=AVERAGE([.Q63:.S63])" office:value-type="float" office:value="1937.57666666667" calcext:value-type="float">
            <text:p>1937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6.29" calcext:value-type="float">
            <text:p>576.29</text:p>
          </table:table-cell>
          <table:table-cell table:style-name="Default" office:value-type="float" office:value="420.05" calcext:value-type="float">
            <text:p>420.05</text:p>
          </table:table-cell>
          <table:table-cell office:value-type="float" office:value="329.53" calcext:value-type="float">
            <text:p>329.53</text:p>
          </table:table-cell>
          <table:table-cell table:formula="of:=AVERAGE([.B64:.D64])" office:value-type="float" office:value="441.956666666667" calcext:value-type="float">
            <text:p>441.96</text:p>
          </table:table-cell>
          <table:table-cell office:value-type="float" office:value="8" calcext:value-type="float">
            <text:p>8</text:p>
          </table:table-cell>
          <table:table-cell office:value-type="float" office:value="502.33" calcext:value-type="float">
            <text:p>502.33</text:p>
          </table:table-cell>
          <table:table-cell office:value-type="float" office:value="253.86" calcext:value-type="float">
            <text:p>253.86</text:p>
          </table:table-cell>
          <table:table-cell office:value-type="float" office:value="235.63" calcext:value-type="float">
            <text:p>235.63</text:p>
          </table:table-cell>
          <table:table-cell table:formula="of:=AVERAGE([.G64:.I64])" office:value-type="float" office:value="330.606666666667" calcext:value-type="float">
            <text:p>330.61</text:p>
          </table:table-cell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54.56" calcext:value-type="float">
            <text:p>254.56</text:p>
          </table:table-cell>
          <table:table-cell table:formula="of:=AVERAGE([.L64:.N64])" office:value-type="float" office:value="326.68" calcext:value-type="float">
            <text:p>326.68</text:p>
          </table:table-cell>
          <table:table-cell office:value-type="float" office:value="8" calcext:value-type="float">
            <text:p>8</text:p>
          </table:table-cell>
          <table:table-cell office:value-type="float" office:value="2164.76" calcext:value-type="float">
            <text:p>2164.76</text:p>
          </table:table-cell>
          <table:table-cell office:value-type="float" office:value="1872.7" calcext:value-type="float">
            <text:p>1872.7</text:p>
          </table:table-cell>
          <table:table-cell office:value-type="float" office:value="1510.16" calcext:value-type="float">
            <text:p>1510.16</text:p>
          </table:table-cell>
          <table:table-cell table:style-name="ce3" table:formula="of:=AVERAGE([.Q64:.S64])" office:value-type="float" office:value="1849.20666666667" calcext:value-type="float">
            <text:p>1849.21</text:p>
          </table:table-cell>
        </table:table-row>
        <table:table-row table:style-name="ro1" table:number-rows-repeated="2">
          <table:table-cell table:style-name="Default" table:number-columns-repeated="19"/>
          <table:table-cell/>
        </table:table-row>
        <table:table-row table:style-name="ro1">
          <table:table-cell office:value-type="string" calcext:value-type="string">
            <text:p>Instance 9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/>
          <table:table-cell office:value-type="string" calcext:value-type="string">
            <text:p>Instance 10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/>
          <table:table-cell office:value-type="string" calcext:value-type="string">
            <text:p>Instance 11</text:p>
          </table:table-cell>
          <table:table-cell office:value-type="string" calcext:value-type="string">
            <text:p>15-15-15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1</text:p>
          </table:table-cell>
          <table:table-cell table:number-columns-repeated="2"/>
          <table:table-cell table:style-name="Default"/>
          <table:table-cell office:value-type="string" calcext:value-type="string">
            <text:p>M_capacity</text:p>
          </table:table-cell>
          <table:table-cell office:value-type="string" calcext:value-type="string">
            <text:p>NM=1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table:style-name="Default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8.61" calcext:value-type="float">
            <text:p>3108.61</text:p>
          </table:table-cell>
          <table:table-cell office:value-type="float" office:value="2728.87" calcext:value-type="float">
            <text:p>2728.87</text:p>
          </table:table-cell>
          <table:table-cell table:style-name="Default" office:value-type="float" office:value="2335.29" calcext:value-type="float">
            <text:p>2335.29</text:p>
          </table:table-cell>
          <table:table-cell table:formula="of:=AVERAGE([.B70:.D70])" office:value-type="float" office:value="2724.25666666667" calcext:value-type="float">
            <text:p>2724.26</text:p>
          </table:table-cell>
          <table:table-cell office:value-type="float" office:value="1" calcext:value-type="float">
            <text:p>1</text:p>
          </table:table-cell>
          <table:table-cell office:value-type="float" office:value="2198.94" calcext:value-type="float">
            <text:p>2198.94</text:p>
          </table:table-cell>
          <table:table-cell office:value-type="float" office:value="2021.67" calcext:value-type="float">
            <text:p>2021.67</text:p>
          </table:table-cell>
          <table:table-cell office:value-type="float" office:value="1797.27" calcext:value-type="float">
            <text:p>1797.27</text:p>
          </table:table-cell>
          <table:table-cell table:formula="of:=AVERAGE([.G70:.I70])" office:value-type="float" office:value="2005.96" calcext:value-type="float">
            <text:p>2005.96</text:p>
          </table:table-cell>
          <table:table-cell office:value-type="float" office:value="1" calcext:value-type="float">
            <text:p>1</text:p>
          </table:table-cell>
          <table:table-cell office:value-type="float" office:value="1812.11" calcext:value-type="float">
            <text:p>1812.11</text:p>
          </table:table-cell>
          <table:table-cell office:value-type="float" office:value="1529.72" calcext:value-type="float">
            <text:p>1529.72</text:p>
          </table:table-cell>
          <table:table-cell office:value-type="float" office:value="1405.62" calcext:value-type="float">
            <text:p>1405.62</text:p>
          </table:table-cell>
          <table:table-cell table:formula="of:=AVERAGE([.L70:.N70])" office:value-type="float" office:value="1582.48333333333" calcext:value-type="float">
            <text:p>1582.4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2.65" calcext:value-type="float">
            <text:p>3012.65</text:p>
          </table:table-cell>
          <table:table-cell office:value-type="float" office:value="2643.64" calcext:value-type="float">
            <text:p>2643.64</text:p>
          </table:table-cell>
          <table:table-cell table:style-name="Default" office:value-type="float" office:value="2211.69" calcext:value-type="float">
            <text:p>2211.69</text:p>
          </table:table-cell>
          <table:table-cell table:formula="of:=AVERAGE([.B71:.D71])" office:value-type="float" office:value="2622.66" calcext:value-type="float">
            <text:p>2622.66</text:p>
          </table:table-cell>
          <table:table-cell office:value-type="float" office:value="2" calcext:value-type="float">
            <text:p>2</text:p>
          </table:table-cell>
          <table:table-cell office:value-type="float" office:value="2123.67" calcext:value-type="float">
            <text:p>2123.67</text:p>
          </table:table-cell>
          <table:table-cell office:value-type="float" office:value="1922.03" calcext:value-type="float">
            <text:p>1922.03</text:p>
          </table:table-cell>
          <table:table-cell office:value-type="float" office:value="1667.91" calcext:value-type="float">
            <text:p>1667.91</text:p>
          </table:table-cell>
          <table:table-cell table:formula="of:=AVERAGE([.G71:.I71])" office:value-type="float" office:value="1904.53666666667" calcext:value-type="float">
            <text:p>1904.54</text:p>
          </table:table-cell>
          <table:table-cell office:value-type="float" office:value="2" calcext:value-type="float">
            <text:p>2</text:p>
          </table:table-cell>
          <table:table-cell office:value-type="float" office:value="1723.6" calcext:value-type="float">
            <text:p>1723.6</text:p>
          </table:table-cell>
          <table:table-cell office:value-type="float" office:value="1515.57" calcext:value-type="float">
            <text:p>1515.57</text:p>
          </table:table-cell>
          <table:table-cell office:value-type="float" office:value="1303.3" calcext:value-type="float">
            <text:p>1303.3</text:p>
          </table:table-cell>
          <table:table-cell table:formula="of:=AVERAGE([.L71:.N71])" office:value-type="float" office:value="1514.15666666667" calcext:value-type="float">
            <text:p>1514.16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office:value-type="float" office:value="2102.15" calcext:value-type="float">
            <text:p>2102.15</text:p>
          </table:table-cell>
          <table:table-cell table:formula="of:=AVERAGE([.B72:.D72])" office:value-type="float" office:value="2468.75333333333" calcext:value-type="float">
            <text:p>2468.75</text:p>
          </table:table-cell>
          <table:table-cell office:value-type="float" office:value="3" calcext:value-type="float">
            <text:p>3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2.41" calcext:value-type="float">
            <text:p>1592.41</text:p>
          </table:table-cell>
          <table:table-cell table:formula="of:=AVERAGE([.G72:.I72])" office:value-type="float" office:value="1836.17" calcext:value-type="float">
            <text:p>1836.17</text:p>
          </table:table-cell>
          <table:table-cell office:value-type="float" office:value="3" calcext:value-type="float">
            <text:p>3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78.79" calcext:value-type="float">
            <text:p>1278.79</text:p>
          </table:table-cell>
          <table:table-cell table:formula="of:=AVERAGE([.L72:.N72])" office:value-type="float" office:value="1421.52333333333" calcext:value-type="float">
            <text:p>1421.52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0.61" calcext:value-type="float">
            <text:p>2870.61</text:p>
          </table:table-cell>
          <table:table-cell office:value-type="float" office:value="2377.32" calcext:value-type="float">
            <text:p>2377.32</text:p>
          </table:table-cell>
          <table:table-cell office:value-type="float" office:value="2019.75" calcext:value-type="float">
            <text:p>2019.75</text:p>
          </table:table-cell>
          <table:table-cell table:formula="of:=AVERAGE([.B73:.D73])" office:value-type="float" office:value="2422.56" calcext:value-type="float">
            <text:p>2422.56</text:p>
          </table:table-cell>
          <table:table-cell office:value-type="float" office:value="4" calcext:value-type="float">
            <text:p>4</text:p>
          </table:table-cell>
          <table:table-cell office:value-type="float" office:value="2031.05" calcext:value-type="float">
            <text:p>2031.05</text:p>
          </table:table-cell>
          <table:table-cell office:value-type="float" office:value="1776.14" calcext:value-type="float">
            <text:p>1776.14</text:p>
          </table:table-cell>
          <table:table-cell office:value-type="float" office:value="1510.32" calcext:value-type="float">
            <text:p>1510.32</text:p>
          </table:table-cell>
          <table:table-cell table:formula="of:=AVERAGE([.G73:.I73])" office:value-type="float" office:value="1772.50333333333" calcext:value-type="float">
            <text:p>1772.50</text:p>
          </table:table-cell>
          <table:table-cell office:value-type="float" office:value="4" calcext:value-type="float">
            <text:p>4</text:p>
          </table:table-cell>
          <table:table-cell office:value-type="float" office:value="1591.33" calcext:value-type="float">
            <text:p>1591.33</text:p>
          </table:table-cell>
          <table:table-cell office:value-type="float" office:value="1355.74" calcext:value-type="float">
            <text:p>1355.74</text:p>
          </table:table-cell>
          <table:table-cell office:value-type="float" office:value="1207.58" calcext:value-type="float">
            <text:p>1207.58</text:p>
          </table:table-cell>
          <table:table-cell table:formula="of:=AVERAGE([.L73:.N73])" office:value-type="float" office:value="1384.88333333333" calcext:value-type="float">
            <text:p>1384.8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5.73" calcext:value-type="float">
            <text:p>2705.73</text:p>
          </table:table-cell>
          <table:table-cell office:value-type="float" office:value="2199.76" calcext:value-type="float">
            <text:p>2199.76</text:p>
          </table:table-cell>
          <table:table-cell office:value-type="float" office:value="2074.12" calcext:value-type="float">
            <text:p>2074.12</text:p>
          </table:table-cell>
          <table:table-cell table:formula="of:=AVERAGE([.B74:.D74])" office:value-type="float" office:value="2326.53666666667" calcext:value-type="float">
            <text:p>2326.54</text:p>
          </table:table-cell>
          <table:table-cell office:value-type="float" office:value="5" calcext:value-type="float">
            <text:p>5</text:p>
          </table:table-cell>
          <table:table-cell office:value-type="float" office:value="1981.64" calcext:value-type="float">
            <text:p>1981.64</text:p>
          </table:table-cell>
          <table:table-cell office:value-type="float" office:value="1769.77" calcext:value-type="float">
            <text:p>1769.77</text:p>
          </table:table-cell>
          <table:table-cell office:value-type="float" office:value="1518.94" calcext:value-type="float">
            <text:p>1518.94</text:p>
          </table:table-cell>
          <table:table-cell table:formula="of:=AVERAGE([.G74:.I74])" office:value-type="float" office:value="1756.78333333333" calcext:value-type="float">
            <text:p>1756.78</text:p>
          </table:table-cell>
          <table:table-cell office:value-type="float" office:value="5" calcext:value-type="float">
            <text:p>5</text:p>
          </table:table-cell>
          <table:table-cell office:value-type="float" office:value="1600.08" calcext:value-type="float">
            <text:p>1600.08</text:p>
          </table:table-cell>
          <table:table-cell office:value-type="float" office:value="1293.7" calcext:value-type="float">
            <text:p>1293.7</text:p>
          </table:table-cell>
          <table:table-cell office:value-type="float" office:value="1159.24" calcext:value-type="float">
            <text:p>1159.24</text:p>
          </table:table-cell>
          <table:table-cell table:formula="of:=AVERAGE([.L74:.N74])" office:value-type="float" office:value="1351.00666666667" calcext:value-type="float">
            <text:p>1351.01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4.57" calcext:value-type="float">
            <text:p>2564.57</text:p>
          </table:table-cell>
          <table:table-cell office:value-type="float" office:value="2157.09" calcext:value-type="float">
            <text:p>2157.09</text:p>
          </table:table-cell>
          <table:table-cell office:value-type="float" office:value="1899.3" calcext:value-type="float">
            <text:p>1899.3</text:p>
          </table:table-cell>
          <table:table-cell table:formula="of:=AVERAGE([.B75:.D75])" office:value-type="float" office:value="2206.98666666667" calcext:value-type="float">
            <text:p>2206.99</text:p>
          </table:table-cell>
          <table:table-cell office:value-type="float" office:value="6" calcext:value-type="float">
            <text:p>6</text:p>
          </table:table-cell>
          <table:table-cell office:value-type="float" office:value="1887.88" calcext:value-type="float">
            <text:p>1887.88</text:p>
          </table:table-cell>
          <table:table-cell office:value-type="float" office:value="1629.13" calcext:value-type="float">
            <text:p>1629.13</text:p>
          </table:table-cell>
          <table:table-cell office:value-type="float" office:value="1461.85" calcext:value-type="float">
            <text:p>1461.85</text:p>
          </table:table-cell>
          <table:table-cell table:formula="of:=AVERAGE([.G75:.I75])" office:value-type="float" office:value="1659.62" calcext:value-type="float">
            <text:p>1659.62</text:p>
          </table:table-cell>
          <table:table-cell office:value-type="float" office:value="6" calcext:value-type="float">
            <text:p>6</text:p>
          </table:table-cell>
          <table:table-cell office:value-type="float" office:value="1486.76" calcext:value-type="float">
            <text:p>1486.76</text:p>
          </table:table-cell>
          <table:table-cell office:value-type="float" office:value="1315.35" calcext:value-type="float">
            <text:p>1315.35</text:p>
          </table:table-cell>
          <table:table-cell office:value-type="float" office:value="1168.75" calcext:value-type="float">
            <text:p>1168.75</text:p>
          </table:table-cell>
          <table:table-cell table:formula="of:=AVERAGE([.L75:.N75])" office:value-type="float" office:value="1323.62" calcext:value-type="float">
            <text:p>1323.62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8.95" calcext:value-type="float">
            <text:p>2538.95</text:p>
          </table:table-cell>
          <table:table-cell office:value-type="float" office:value="2127.67" calcext:value-type="float">
            <text:p>2127.67</text:p>
          </table:table-cell>
          <table:table-cell office:value-type="float" office:value="1862.54" calcext:value-type="float">
            <text:p>1862.54</text:p>
          </table:table-cell>
          <table:table-cell table:formula="of:=AVERAGE([.B76:.D76])" office:value-type="float" office:value="2176.38666666667" calcext:value-type="float">
            <text:p>2176.39</text:p>
          </table:table-cell>
          <table:table-cell office:value-type="float" office:value="7" calcext:value-type="float">
            <text:p>7</text:p>
          </table:table-cell>
          <table:table-cell office:value-type="float" office:value="1887.88" calcext:value-type="float">
            <text:p>1887.88</text:p>
          </table:table-cell>
          <table:table-cell office:value-type="float" office:value="1693.73" calcext:value-type="float">
            <text:p>1693.73</text:p>
          </table:table-cell>
          <table:table-cell office:value-type="float" office:value="1449.07" calcext:value-type="float">
            <text:p>1449.07</text:p>
          </table:table-cell>
          <table:table-cell table:formula="of:=AVERAGE([.G76:.I76])" office:value-type="float" office:value="1676.89333333333" calcext:value-type="float">
            <text:p>1676.89</text:p>
          </table:table-cell>
          <table:table-cell office:value-type="float" office:value="7" calcext:value-type="float">
            <text:p>7</text:p>
          </table:table-cell>
          <table:table-cell office:value-type="float" office:value="1476.09" calcext:value-type="float">
            <text:p>1476.09</text:p>
          </table:table-cell>
          <table:table-cell office:value-type="float" office:value="1209.6" calcext:value-type="float">
            <text:p>1209.6</text:p>
          </table:table-cell>
          <table:table-cell office:value-type="float" office:value="1170.21" calcext:value-type="float">
            <text:p>1170.21</text:p>
          </table:table-cell>
          <table:table-cell table:formula="of:=AVERAGE([.L76:.N76])" office:value-type="float" office:value="1285.3" calcext:value-type="float">
            <text:p>1285.30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1.44" calcext:value-type="float">
            <text:p>2651.44</text:p>
          </table:table-cell>
          <table:table-cell office:value-type="float" office:value="2196.84" calcext:value-type="float">
            <text:p>2196.84</text:p>
          </table:table-cell>
          <table:table-cell office:value-type="float" office:value="1873.41" calcext:value-type="float">
            <text:p>1873.41</text:p>
          </table:table-cell>
          <table:table-cell table:formula="of:=AVERAGE([.B77:.D77])" office:value-type="float" office:value="2240.56333333333" calcext:value-type="float">
            <text:p>2240.56</text:p>
          </table:table-cell>
          <table:table-cell office:value-type="float" office:value="8" calcext:value-type="float">
            <text:p>8</text:p>
          </table:table-cell>
          <table:table-cell office:value-type="float" office:value="1822.74" calcext:value-type="float">
            <text:p>1822.74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1427.65" calcext:value-type="float">
            <text:p>1427.65</text:p>
          </table:table-cell>
          <table:table-cell table:formula="of:=AVERAGE([.G77:.I77])" office:value-type="float" office:value="1638.94" calcext:value-type="float">
            <text:p>1638.94</text:p>
          </table:table-cell>
          <table:table-cell office:value-type="float" office:value="8" calcext:value-type="float">
            <text:p>8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1269.96" calcext:value-type="float">
            <text:p>1269.96</text:p>
          </table:table-cell>
          <table:table-cell office:value-type="float" office:value="1078.26" calcext:value-type="float">
            <text:p>1078.26</text:p>
          </table:table-cell>
          <table:table-cell table:formula="of:=AVERAGE([.L77:.N77])" office:value-type="float" office:value="1277.40333333333" calcext:value-type="float">
            <text:p>1277.40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2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6.24" calcext:value-type="float">
            <text:p>2856.24</text:p>
          </table:table-cell>
          <table:table-cell office:value-type="float" office:value="2438.3" calcext:value-type="float">
            <text:p>2438.3</text:p>
          </table:table-cell>
          <table:table-cell office:value-type="float" office:value="2114.04" calcext:value-type="float">
            <text:p>2114.04</text:p>
          </table:table-cell>
          <table:table-cell table:formula="of:=AVERAGE([.B80:.D80])" office:value-type="float" office:value="2469.52666666667" calcext:value-type="float">
            <text:p>2469.53</text:p>
          </table:table-cell>
          <table:table-cell office:value-type="float" office:value="1" calcext:value-type="float">
            <text:p>1</text:p>
          </table:table-cell>
          <table:table-cell office:value-type="float" office:value="2027.57" calcext:value-type="float">
            <text:p>2027.57</text:p>
          </table:table-cell>
          <table:table-cell office:value-type="float" office:value="1829.1" calcext:value-type="float">
            <text:p>1829.1</text:p>
          </table:table-cell>
          <table:table-cell office:value-type="float" office:value="1618.38" calcext:value-type="float">
            <text:p>1618.38</text:p>
          </table:table-cell>
          <table:table-cell table:formula="of:=AVERAGE([.G80:.I80])" office:value-type="float" office:value="1825.01666666667" calcext:value-type="float">
            <text:p>1825.02</text:p>
          </table:table-cell>
          <table:table-cell office:value-type="float" office:value="1" calcext:value-type="float">
            <text:p>1</text:p>
          </table:table-cell>
          <table:table-cell office:value-type="float" office:value="1615.11" calcext:value-type="float">
            <text:p>1615.11</text:p>
          </table:table-cell>
          <table:table-cell office:value-type="float" office:value="1414.73" calcext:value-type="float">
            <text:p>1414.73</text:p>
          </table:table-cell>
          <table:table-cell office:value-type="float" office:value="1277.4" calcext:value-type="float">
            <text:p>1277.4</text:p>
          </table:table-cell>
          <table:table-cell table:formula="of:=AVERAGE([.L80:.N80])" office:value-type="float" office:value="1435.74666666667" calcext:value-type="float">
            <text:p>1435.75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5.25" calcext:value-type="float">
            <text:p>2665.25</text:p>
          </table:table-cell>
          <table:table-cell office:value-type="float" office:value="2248.1" calcext:value-type="float">
            <text:p>2248.1</text:p>
          </table:table-cell>
          <table:table-cell office:value-type="float" office:value="1905.62" calcext:value-type="float">
            <text:p>1905.62</text:p>
          </table:table-cell>
          <table:table-cell table:formula="of:=AVERAGE([.B81:.D81])" office:value-type="float" office:value="2272.99" calcext:value-type="float">
            <text:p>2272.99</text:p>
          </table:table-cell>
          <table:table-cell office:value-type="float" office:value="2" calcext:value-type="float">
            <text:p>2</text:p>
          </table:table-cell>
          <table:table-cell office:value-type="float" office:value="1811.11" calcext:value-type="float">
            <text:p>1811.11</text:p>
          </table:table-cell>
          <table:table-cell office:value-type="float" office:value="1603.7" calcext:value-type="float">
            <text:p>1603.7</text:p>
          </table:table-cell>
          <table:table-cell office:value-type="float" office:value="1448.63" calcext:value-type="float">
            <text:p>1448.63</text:p>
          </table:table-cell>
          <table:table-cell table:formula="of:=AVERAGE([.G81:.I81])" office:value-type="float" office:value="1621.14666666667" calcext:value-type="float">
            <text:p>1621.15</text:p>
          </table:table-cell>
          <table:table-cell office:value-type="float" office:value="2" calcext:value-type="float">
            <text:p>2</text:p>
          </table:table-cell>
          <table:table-cell office:value-type="float" office:value="1480.11" calcext:value-type="float">
            <text:p>1480.11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1157.86" calcext:value-type="float">
            <text:p>1157.86</text:p>
          </table:table-cell>
          <table:table-cell table:formula="of:=AVERAGE([.L81:.N81])" office:value-type="float" office:value="1295.33" calcext:value-type="float">
            <text:p>1295.33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1.46" calcext:value-type="float">
            <text:p>2401.46</text:p>
          </table:table-cell>
          <table:table-cell office:value-type="float" office:value="2098.13" calcext:value-type="float">
            <text:p>2098.13</text:p>
          </table:table-cell>
          <table:table-cell office:value-type="float" office:value="1779.56" calcext:value-type="float">
            <text:p>1779.56</text:p>
          </table:table-cell>
          <table:table-cell table:formula="of:=AVERAGE([.B82:.D82])" office:value-type="float" office:value="2093.05" calcext:value-type="float">
            <text:p>2093.05</text:p>
          </table:table-cell>
          <table:table-cell office:value-type="float" office:value="3" calcext:value-type="float">
            <text:p>3</text:p>
          </table:table-cell>
          <table:table-cell office:value-type="float" office:value="1780.67" calcext:value-type="float">
            <text:p>1780.67</text:p>
          </table:table-cell>
          <table:table-cell office:value-type="float" office:value="1535.16" calcext:value-type="float">
            <text:p>1535.16</text:p>
          </table:table-cell>
          <table:table-cell office:value-type="float" office:value="1368.29" calcext:value-type="float">
            <text:p>1368.29</text:p>
          </table:table-cell>
          <table:table-cell table:formula="of:=AVERAGE([.G82:.I82])" office:value-type="float" office:value="1561.37333333333" calcext:value-type="float">
            <text:p>1561.37</text:p>
          </table:table-cell>
          <table:table-cell office:value-type="float" office:value="3" calcext:value-type="float">
            <text:p>3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1129.4" calcext:value-type="float">
            <text:p>1129.4</text:p>
          </table:table-cell>
          <table:table-cell office:value-type="float" office:value="1025.98" calcext:value-type="float">
            <text:p>1025.98</text:p>
          </table:table-cell>
          <table:table-cell table:formula="of:=AVERAGE([.L82:.N82])" office:value-type="float" office:value="1147.67" calcext:value-type="float">
            <text:p>1147.67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95.58" calcext:value-type="float">
            <text:p>2395.58</text:p>
          </table:table-cell>
          <table:table-cell office:value-type="float" office:value="1944.23" calcext:value-type="float">
            <text:p>1944.23</text:p>
          </table:table-cell>
          <table:table-cell office:value-type="float" office:value="1642.44" calcext:value-type="float">
            <text:p>1642.44</text:p>
          </table:table-cell>
          <table:table-cell table:formula="of:=AVERAGE([.B83:.D83])" office:value-type="float" office:value="1994.08333333333" calcext:value-type="float">
            <text:p>1994.08</text:p>
          </table:table-cell>
          <table:table-cell office:value-type="float" office:value="4" calcext:value-type="float">
            <text:p>4</text:p>
          </table:table-cell>
          <table:table-cell office:value-type="float" office:value="1590.93" calcext:value-type="float">
            <text:p>1590.93</text:p>
          </table:table-cell>
          <table:table-cell office:value-type="float" office:value="1432.87" calcext:value-type="float">
            <text:p>1432.87</text:p>
          </table:table-cell>
          <table:table-cell office:value-type="float" office:value="1253.45" calcext:value-type="float">
            <text:p>1253.45</text:p>
          </table:table-cell>
          <table:table-cell table:formula="of:=AVERAGE([.G83:.I83])" office:value-type="float" office:value="1425.75" calcext:value-type="float">
            <text:p>1425.75</text:p>
          </table:table-cell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94.54" calcext:value-type="float">
            <text:p>1094.54</text:p>
          </table:table-cell>
          <table:table-cell office:value-type="float" office:value="971.79" calcext:value-type="float">
            <text:p>971.79</text:p>
          </table:table-cell>
          <table:table-cell table:formula="of:=AVERAGE([.L83:.N83])" office:value-type="float" office:value="1126.55666666667" calcext:value-type="float">
            <text:p>1126.56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26.78" calcext:value-type="float">
            <text:p>2226.78</text:p>
          </table:table-cell>
          <table:table-cell office:value-type="float" office:value="1783.11" calcext:value-type="float">
            <text:p>1783.11</text:p>
          </table:table-cell>
          <table:table-cell office:value-type="float" office:value="1606.89" calcext:value-type="float">
            <text:p>1606.89</text:p>
          </table:table-cell>
          <table:table-cell table:formula="of:=AVERAGE([.B84:.D84])" office:value-type="float" office:value="1872.26" calcext:value-type="float">
            <text:p>1872.26</text:p>
          </table:table-cell>
          <table:table-cell office:value-type="float" office:value="5" calcext:value-type="float">
            <text:p>5</text:p>
          </table:table-cell>
          <table:table-cell office:value-type="float" office:value="1540.88" calcext:value-type="float">
            <text:p>1540.88</text:p>
          </table:table-cell>
          <table:table-cell office:value-type="float" office:value="1357.71" calcext:value-type="float">
            <text:p>1357.71</text:p>
          </table:table-cell>
          <table:table-cell office:value-type="float" office:value="1218.95" calcext:value-type="float">
            <text:p>1218.95</text:p>
          </table:table-cell>
          <table:table-cell table:formula="of:=AVERAGE([.G84:.I84])" office:value-type="float" office:value="1372.51333333333" calcext:value-type="float">
            <text:p>1372.51</text:p>
          </table:table-cell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23.24" calcext:value-type="float">
            <text:p>1023.24</text:p>
          </table:table-cell>
          <table:table-cell office:value-type="float" office:value="1003.88" calcext:value-type="float">
            <text:p>1003.88</text:p>
          </table:table-cell>
          <table:table-cell table:formula="of:=AVERAGE([.L84:.N84])" office:value-type="float" office:value="1113.48666666667" calcext:value-type="float">
            <text:p>1113.4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16.26" calcext:value-type="float">
            <text:p>2216.26</text:p>
          </table:table-cell>
          <table:table-cell office:value-type="float" office:value="1765.34" calcext:value-type="float">
            <text:p>1765.34</text:p>
          </table:table-cell>
          <table:table-cell office:value-type="float" office:value="1526.03" calcext:value-type="float">
            <text:p>1526.03</text:p>
          </table:table-cell>
          <table:table-cell table:formula="of:=AVERAGE([.B85:.D85])" office:value-type="float" office:value="1835.87666666667" calcext:value-type="float">
            <text:p>1835.88</text:p>
          </table:table-cell>
          <table:table-cell office:value-type="float" office:value="6" calcext:value-type="float">
            <text:p>6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1287.07" calcext:value-type="float">
            <text:p>1287.07</text:p>
          </table:table-cell>
          <table:table-cell office:value-type="float" office:value="1153.07" calcext:value-type="float">
            <text:p>1153.07</text:p>
          </table:table-cell>
          <table:table-cell table:formula="of:=AVERAGE([.G85:.I85])" office:value-type="float" office:value="1368.85666666667" calcext:value-type="float">
            <text:p>1368.86</text:p>
          </table:table-cell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5.81" calcext:value-type="float">
            <text:p>985.81</text:p>
          </table:table-cell>
          <table:table-cell office:value-type="float" office:value="916.59" calcext:value-type="float">
            <text:p>916.59</text:p>
          </table:table-cell>
          <table:table-cell table:formula="of:=AVERAGE([.L85:.N85])" office:value-type="float" office:value="1071.91333333333" calcext:value-type="float">
            <text:p>1071.91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87.72" calcext:value-type="float">
            <text:p>2087.72</text:p>
          </table:table-cell>
          <table:table-cell office:value-type="float" office:value="1615.76" calcext:value-type="float">
            <text:p>1615.76</text:p>
          </table:table-cell>
          <table:table-cell office:value-type="float" office:value="1466.79" calcext:value-type="float">
            <text:p>1466.79</text:p>
          </table:table-cell>
          <table:table-cell table:formula="of:=AVERAGE([.B86:.D86])" office:value-type="float" office:value="1723.42333333333" calcext:value-type="float">
            <text:p>1723.42</text:p>
          </table:table-cell>
          <table:table-cell office:value-type="float" office:value="7" calcext:value-type="float">
            <text:p>7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1303.63" calcext:value-type="float">
            <text:p>1303.63</text:p>
          </table:table-cell>
          <table:table-cell office:value-type="float" office:value="1150.19" calcext:value-type="float">
            <text:p>1150.19</text:p>
          </table:table-cell>
          <table:table-cell table:formula="of:=AVERAGE([.G86:.I86])" office:value-type="float" office:value="1373.41666666667" calcext:value-type="float">
            <text:p>1373.42</text:p>
          </table:table-cell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4.45" calcext:value-type="float">
            <text:p>984.45</text:p>
          </table:table-cell>
          <table:table-cell office:value-type="float" office:value="878.86" calcext:value-type="float">
            <text:p>878.86</text:p>
          </table:table-cell>
          <table:table-cell table:formula="of:=AVERAGE([.L86:.N86])" office:value-type="float" office:value="1058.88333333333" calcext:value-type="float">
            <text:p>1058.8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0.28" calcext:value-type="float">
            <text:p>2090.28</text:p>
          </table:table-cell>
          <table:table-cell office:value-type="float" office:value="1639.98" calcext:value-type="float">
            <text:p>1639.98</text:p>
          </table:table-cell>
          <table:table-cell office:value-type="float" office:value="1426.84" calcext:value-type="float">
            <text:p>1426.84</text:p>
          </table:table-cell>
          <table:table-cell table:formula="of:=AVERAGE([.B87:.D87])" office:value-type="float" office:value="1719.03333333333" calcext:value-type="float">
            <text:p>1719.03</text:p>
          </table:table-cell>
          <table:table-cell office:value-type="float" office:value="8" calcext:value-type="float">
            <text:p>8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1263.2" calcext:value-type="float">
            <text:p>1263.2</text:p>
          </table:table-cell>
          <table:table-cell office:value-type="float" office:value="1143.74" calcext:value-type="float">
            <text:p>1143.74</text:p>
          </table:table-cell>
          <table:table-cell table:formula="of:=AVERAGE([.G87:.I87])" office:value-type="float" office:value="1357.79" calcext:value-type="float">
            <text:p>1357.79</text:p>
          </table:table-cell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894.34" calcext:value-type="float">
            <text:p>894.34</text:p>
          </table:table-cell>
          <table:table-cell table:formula="of:=AVERAGE([.L87:.N87])" office:value-type="float" office:value="1073.32333333333" calcext:value-type="float">
            <text:p>1073.32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M=4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style-name="Default" office:value-type="string" calcext:value-type="string">
            <text:p>AVG of 3 alg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8.72" calcext:value-type="float">
            <text:p>2548.72</text:p>
          </table:table-cell>
          <table:table-cell office:value-type="float" office:value="2202.95" calcext:value-type="float">
            <text:p>2202.95</text:p>
          </table:table-cell>
          <table:table-cell office:value-type="float" office:value="1951.27" calcext:value-type="float">
            <text:p>1951.27</text:p>
          </table:table-cell>
          <table:table-cell table:formula="of:=AVERAGE([.B90:.D90])" office:value-type="float" office:value="2234.31333333333" calcext:value-type="float">
            <text:p>2234.31</text:p>
          </table:table-cell>
          <table:table-cell office:value-type="float" office:value="1" calcext:value-type="float">
            <text:p>1</text:p>
          </table:table-cell>
          <table:table-cell office:value-type="float" office:value="1766.08" calcext:value-type="float">
            <text:p>1766.08</text:p>
          </table:table-cell>
          <table:table-cell office:value-type="float" office:value="1610.51" calcext:value-type="float">
            <text:p>1610.51</text:p>
          </table:table-cell>
          <table:table-cell office:value-type="float" office:value="1422.95" calcext:value-type="float">
            <text:p>1422.95</text:p>
          </table:table-cell>
          <table:table-cell table:formula="of:=AVERAGE([.G90:.I90])" office:value-type="float" office:value="1599.84666666667" calcext:value-type="float">
            <text:p>1599.85</text:p>
          </table:table-cell>
          <table:table-cell office:value-type="float" office:value="1" calcext:value-type="float">
            <text:p>1</text:p>
          </table:table-cell>
          <table:table-cell office:value-type="float" office:value="1407.28" calcext:value-type="float">
            <text:p>1407.28</text:p>
          </table:table-cell>
          <table:table-cell office:value-type="float" office:value="1142.67" calcext:value-type="float">
            <text:p>1142.67</text:p>
          </table:table-cell>
          <table:table-cell office:value-type="float" office:value="1046.73" calcext:value-type="float">
            <text:p>1046.73</text:p>
          </table:table-cell>
          <table:table-cell table:formula="of:=AVERAGE([.L90:.N90])" office:value-type="float" office:value="1198.89333333333" calcext:value-type="float">
            <text:p>1198.8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0.58" calcext:value-type="float">
            <text:p>2130.58</text:p>
          </table:table-cell>
          <table:table-cell office:value-type="float" office:value="1791.61" calcext:value-type="float">
            <text:p>1791.61</text:p>
          </table:table-cell>
          <table:table-cell office:value-type="float" office:value="1538.94" calcext:value-type="float">
            <text:p>1538.94</text:p>
          </table:table-cell>
          <table:table-cell table:formula="of:=AVERAGE([.B91:.D91])" office:value-type="float" office:value="1820.37666666667" calcext:value-type="float">
            <text:p>1820.38</text:p>
          </table:table-cell>
          <table:table-cell office:value-type="float" office:value="2" calcext:value-type="float">
            <text:p>2</text:p>
          </table:table-cell>
          <table:table-cell office:value-type="float" office:value="1447.63" calcext:value-type="float">
            <text:p>1447.63</text:p>
          </table:table-cell>
          <table:table-cell office:value-type="float" office:value="1291.72" calcext:value-type="float">
            <text:p>1291.72</text:p>
          </table:table-cell>
          <table:table-cell office:value-type="float" office:value="1189.61" calcext:value-type="float">
            <text:p>1189.61</text:p>
          </table:table-cell>
          <table:table-cell table:formula="of:=AVERAGE([.G91:.I91])" office:value-type="float" office:value="1309.65333333333" calcext:value-type="float">
            <text:p>1309.65</text:p>
          </table:table-cell>
          <table:table-cell office:value-type="float" office:value="2" calcext:value-type="float">
            <text:p>2</text:p>
          </table:table-cell>
          <table:table-cell office:value-type="float" office:value="1084.02" calcext:value-type="float">
            <text:p>1084.02</text:p>
          </table:table-cell>
          <table:table-cell office:value-type="float" office:value="988.27" calcext:value-type="float">
            <text:p>988.27</text:p>
          </table:table-cell>
          <table:table-cell office:value-type="float" office:value="899.62" calcext:value-type="float">
            <text:p>899.62</text:p>
          </table:table-cell>
          <table:table-cell table:formula="of:=AVERAGE([.L91:.N91])" office:value-type="float" office:value="990.636666666667" calcext:value-type="float">
            <text:p>990.64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7.03" calcext:value-type="float">
            <text:p>1877.03</text:p>
          </table:table-cell>
          <table:table-cell office:value-type="float" office:value="1542.56" calcext:value-type="float">
            <text:p>1542.56</text:p>
          </table:table-cell>
          <table:table-cell office:value-type="float" office:value="1365.66" calcext:value-type="float">
            <text:p>1365.66</text:p>
          </table:table-cell>
          <table:table-cell table:formula="of:=AVERAGE([.B92:.D92])" office:value-type="float" office:value="1595.08333333333" calcext:value-type="float">
            <text:p>1595.08</text:p>
          </table:table-cell>
          <table:table-cell office:value-type="float" office:value="3" calcext:value-type="float">
            <text:p>3</text:p>
          </table:table-cell>
          <table:table-cell office:value-type="float" office:value="1358.77" calcext:value-type="float">
            <text:p>1358.77</text:p>
          </table:table-cell>
          <table:table-cell office:value-type="float" office:value="1167.63" calcext:value-type="float">
            <text:p>1167.63</text:p>
          </table:table-cell>
          <table:table-cell office:value-type="float" office:value="1031.97" calcext:value-type="float">
            <text:p>1031.97</text:p>
          </table:table-cell>
          <table:table-cell table:formula="of:=AVERAGE([.G92:.I92])" office:value-type="float" office:value="1186.12333333333" calcext:value-type="float">
            <text:p>1186.12</text:p>
          </table:table-cell>
          <table:table-cell office:value-type="float" office:value="3" calcext:value-type="float">
            <text:p>3</text:p>
          </table:table-cell>
          <table:table-cell office:value-type="float" office:value="1145.08" calcext:value-type="float">
            <text:p>1145.08</text:p>
          </table:table-cell>
          <table:table-cell office:value-type="float" office:value="846.18" calcext:value-type="float">
            <text:p>846.18</text:p>
          </table:table-cell>
          <table:table-cell office:value-type="float" office:value="813.18" calcext:value-type="float">
            <text:p>813.18</text:p>
          </table:table-cell>
          <table:table-cell table:formula="of:=AVERAGE([.L92:.N92])" office:value-type="float" office:value="934.813333333333" calcext:value-type="float">
            <text:p>934.81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5.94" calcext:value-type="float">
            <text:p>1945.94</text:p>
          </table:table-cell>
          <table:table-cell office:value-type="float" office:value="1579.03" calcext:value-type="float">
            <text:p>1579.03</text:p>
          </table:table-cell>
          <table:table-cell office:value-type="float" office:value="1260.77" calcext:value-type="float">
            <text:p>1260.77</text:p>
          </table:table-cell>
          <table:table-cell table:formula="of:=AVERAGE([.B93:.D93])" office:value-type="float" office:value="1595.24666666667" calcext:value-type="float">
            <text:p>1595.25</text:p>
          </table:table-cell>
          <table:table-cell office:value-type="float" office:value="4" calcext:value-type="float">
            <text:p>4</text:p>
          </table:table-cell>
          <table:table-cell office:value-type="float" office:value="1327.97" calcext:value-type="float">
            <text:p>1327.97</text:p>
          </table:table-cell>
          <table:table-cell office:value-type="float" office:value="1160.81" calcext:value-type="float">
            <text:p>1160.81</text:p>
          </table:table-cell>
          <table:table-cell office:value-type="float" office:value="951.64" calcext:value-type="float">
            <text:p>951.64</text:p>
          </table:table-cell>
          <table:table-cell table:formula="of:=AVERAGE([.G93:.I93])" office:value-type="float" office:value="1146.80666666667" calcext:value-type="float">
            <text:p>1146.81</text:p>
          </table:table-cell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73.3" calcext:value-type="float">
            <text:p>873.3</text:p>
          </table:table-cell>
          <table:table-cell office:value-type="float" office:value="747.19" calcext:value-type="float">
            <text:p>747.19</text:p>
          </table:table-cell>
          <table:table-cell table:formula="of:=AVERAGE([.L93:.N93])" office:value-type="float" office:value="977.943333333333" calcext:value-type="float">
            <text:p>977.94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8.62" calcext:value-type="float">
            <text:p>1868.62</text:p>
          </table:table-cell>
          <table:table-cell office:value-type="float" office:value="1351.26" calcext:value-type="float">
            <text:p>1351.26</text:p>
          </table:table-cell>
          <table:table-cell office:value-type="float" office:value="1180.55" calcext:value-type="float">
            <text:p>1180.55</text:p>
          </table:table-cell>
          <table:table-cell table:formula="of:=AVERAGE([.B94:.D94])" office:value-type="float" office:value="1466.81" calcext:value-type="float">
            <text:p>1466.81</text:p>
          </table:table-cell>
          <table:table-cell office:value-type="float" office:value="5" calcext:value-type="float">
            <text:p>5</text:p>
          </table:table-cell>
          <table:table-cell office:value-type="float" office:value="1403.25" calcext:value-type="float">
            <text:p>1403.25</text:p>
          </table:table-cell>
          <table:table-cell office:value-type="float" office:value="1043.32" calcext:value-type="float">
            <text:p>1043.32</text:p>
          </table:table-cell>
          <table:table-cell office:value-type="float" office:value="929.21" calcext:value-type="float">
            <text:p>929.21</text:p>
          </table:table-cell>
          <table:table-cell table:formula="of:=AVERAGE([.G94:.I94])" office:value-type="float" office:value="1125.26" calcext:value-type="float">
            <text:p>1125.26</text:p>
          </table:table-cell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39.21" calcext:value-type="float">
            <text:p>839.21</text:p>
          </table:table-cell>
          <table:table-cell office:value-type="float" office:value="719.16" calcext:value-type="float">
            <text:p>719.16</text:p>
          </table:table-cell>
          <table:table-cell table:formula="of:=AVERAGE([.L94:.N94])" office:value-type="float" office:value="957.236666666667" calcext:value-type="float">
            <text:p>957.24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5.89" calcext:value-type="float">
            <text:p>1705.89</text:p>
          </table:table-cell>
          <table:table-cell office:value-type="float" office:value="1299.73" calcext:value-type="float">
            <text:p>1299.73</text:p>
          </table:table-cell>
          <table:table-cell office:value-type="float" office:value="1152.45" calcext:value-type="float">
            <text:p>1152.45</text:p>
          </table:table-cell>
          <table:table-cell table:formula="of:=AVERAGE([.B95:.D95])" office:value-type="float" office:value="1386.02333333333" calcext:value-type="float">
            <text:p>1386.02</text:p>
          </table:table-cell>
          <table:table-cell office:value-type="float" office:value="6" calcext:value-type="float">
            <text:p>6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992.44" calcext:value-type="float">
            <text:p>992.44</text:p>
          </table:table-cell>
          <table:table-cell office:value-type="float" office:value="864.01" calcext:value-type="float">
            <text:p>864.01</text:p>
          </table:table-cell>
          <table:table-cell table:formula="of:=AVERAGE([.G95:.I95])" office:value-type="float" office:value="1174.29333333333" calcext:value-type="float">
            <text:p>1174.29</text:p>
          </table:table-cell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81.82" calcext:value-type="float">
            <text:p>781.82</text:p>
          </table:table-cell>
          <table:table-cell office:value-type="float" office:value="717.03" calcext:value-type="float">
            <text:p>717.03</text:p>
          </table:table-cell>
          <table:table-cell table:formula="of:=AVERAGE([.L95:.N95])" office:value-type="float" office:value="937.396666666667" calcext:value-type="float">
            <text:p>937.40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1.05" calcext:value-type="float">
            <text:p>1821.05</text:p>
          </table:table-cell>
          <table:table-cell office:value-type="float" office:value="1279.93" calcext:value-type="float">
            <text:p>1279.93</text:p>
          </table:table-cell>
          <table:table-cell office:value-type="float" office:value="1066.88" calcext:value-type="float">
            <text:p>1066.88</text:p>
          </table:table-cell>
          <table:table-cell table:formula="of:=AVERAGE([.B96:.D96])" office:value-type="float" office:value="1389.28666666667" calcext:value-type="float">
            <text:p>1389.29</text:p>
          </table:table-cell>
          <table:table-cell office:value-type="float" office:value="7" calcext:value-type="float">
            <text:p>7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902.27" calcext:value-type="float">
            <text:p>902.27</text:p>
          </table:table-cell>
          <table:table-cell office:value-type="float" office:value="818.14" calcext:value-type="float">
            <text:p>818.14</text:p>
          </table:table-cell>
          <table:table-cell table:formula="of:=AVERAGE([.G96:.I96])" office:value-type="float" office:value="1128.94666666667" calcext:value-type="float">
            <text:p>1128.95</text:p>
          </table:table-cell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68" calcext:value-type="float">
            <text:p>760.68</text:p>
          </table:table-cell>
          <table:table-cell office:value-type="float" office:value="653.65" calcext:value-type="float">
            <text:p>653.65</text:p>
          </table:table-cell>
          <table:table-cell table:formula="of:=AVERAGE([.L96:.N96])" office:value-type="float" office:value="909.223333333333" calcext:value-type="float">
            <text:p>909.22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9.67" calcext:value-type="float">
            <text:p>1479.67</text:p>
          </table:table-cell>
          <table:table-cell office:value-type="float" office:value="1171.09" calcext:value-type="float">
            <text:p>1171.09</text:p>
          </table:table-cell>
          <table:table-cell office:value-type="float" office:value="1003.32" calcext:value-type="float">
            <text:p>1003.32</text:p>
          </table:table-cell>
          <table:table-cell table:formula="of:=AVERAGE([.B97:.D97])" office:value-type="float" office:value="1218.02666666667" calcext:value-type="float">
            <text:p>1218.03</text:p>
          </table:table-cell>
          <table:table-cell office:value-type="float" office:value="8" calcext:value-type="float">
            <text:p>8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909.67" calcext:value-type="float">
            <text:p>909.67</text:p>
          </table:table-cell>
          <table:table-cell office:value-type="float" office:value="805.6" calcext:value-type="float">
            <text:p>805.6</text:p>
          </table:table-cell>
          <table:table-cell table:formula="of:=AVERAGE([.G97:.I97])" office:value-type="float" office:value="1127.23333333333" calcext:value-type="float">
            <text:p>1127.23</text:p>
          </table:table-cell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49" calcext:value-type="float">
            <text:p>760.49</text:p>
          </table:table-cell>
          <table:table-cell office:value-type="float" office:value="657.11" calcext:value-type="float">
            <text:p>657.11</text:p>
          </table:table-cell>
          <table:table-cell table:formula="of:=AVERAGE([.L97:.N97])" office:value-type="float" office:value="910.313333333333" calcext:value-type="float">
            <text:p>910.31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0:33:04.231098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7:58:02.468147670</meta:creation-date>
    <meta:generator>LibreOffice/24.2.6.2$Linux_X86_64 LibreOffice_project/420$Build-2</meta:generator>
    <dc:date>2024-09-23T11:13:29.075526651</dc:date>
    <meta:editing-duration>PT1H39M30S</meta:editing-duration>
    <meta:editing-cycles>58</meta:editing-cycles>
    <meta:document-statistic meta:table-count="1" meta:cell-count="1540" meta:object-count="0"/>
  </office:meta>
</office:document-meta>
</file>